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8.466cm" table:align="margins"/>
    </style:style>
    <style:style style:name="Table1.A" style:family="table-column">
      <style:table-column-properties style:column-width="1.679cm" style:rel-column-width="5957*"/>
    </style:style>
    <style:style style:name="Table1.K" style:family="table-column">
      <style:table-column-properties style:column-width="1.681cm" style:rel-column-width="5965*"/>
    </style:style>
    <style:style style:name="Table1.A1" style:family="table-cell">
      <style:table-cell-properties fo:padding="0.097cm" fo:border-left="0.05pt solid #000000" fo:border-right="none" fo:border-top="0.05pt solid #000000" fo:border-bottom="0.05pt solid #000000"/>
    </style:style>
    <style:style style:name="Table1.K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K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paragraph-properties fo:text-align="center" style:justify-single-word="false"/>
      <style:text-properties fo:font-size="18pt" fo:language="en" fo:country="US" style:font-size-asian="15.75pt" style:font-size-complex="18pt"/>
    </style:style>
    <style:style style:name="P7" style:family="paragraph" style:parent-style-name="Text_20_body">
      <style:paragraph-properties fo:text-align="center" style:justify-single-word="false"/>
      <style:text-properties fo:font-size="24pt" fo:language="en" fo:country="US" fo:font-style="italic" style:font-size-asian="24pt" style:font-style-asian="italic" style:font-size-complex="24pt" style:font-style-complex="italic"/>
    </style:style>
    <style:style style:name="P8" style:family="paragraph" style:parent-style-name="Text_20_body">
      <style:paragraph-properties fo:text-align="center" style:justify-single-word="false"/>
      <style:text-properties fo:font-size="24pt" fo:language="en" fo:country="US" style:font-size-asian="24pt" style:font-size-complex="24pt"/>
    </style:style>
    <style:style style:name="P9" style:family="paragraph" style:parent-style-name="Text_20_body">
      <style:paragraph-properties fo:text-align="center" style:justify-single-word="false"/>
      <style:text-properties fo:font-size="12pt" fo:language="en" fo:country="US" style:font-size-asian="12pt" style:font-size-complex="12pt"/>
    </style:style>
    <style:style style:name="P10" style:family="paragraph" style:parent-style-name="Text_20_body">
      <style:paragraph-properties fo:text-align="start" style:justify-single-word="false"/>
      <style:text-properties fo:font-size="12pt" fo:language="en" fo:country="US" style:font-size-asian="12pt" style:font-size-complex="12pt"/>
    </style:style>
    <style:style style:name="P11" style:family="paragraph" style:parent-style-name="Text_20_body">
      <style:text-properties style:font-name="Times New Roman1" style:font-name-asian="Times New Roman1" style:font-name-complex="Times New Roman1"/>
    </style:style>
    <style:style style:name="P12" style:family="paragraph" style:parent-style-name="Text_20_body">
      <style:paragraph-properties fo:text-align="center" style:justify-single-word="false"/>
      <style:text-properties style:font-name="Times New Roman1" style:font-name-asian="Times New Roman1" style:font-name-complex="Times New Roman1"/>
    </style:style>
    <style:style style:name="P13" style:family="paragraph" style:parent-style-name="Text_20_body">
      <style:paragraph-properties fo:text-align="center" style:justify-single-word="false"/>
      <style:text-properties style:font-name="Times New Roman1" fo:language="en" fo:country="US" style:font-name-asian="Times New Roman1" style:font-name-complex="Times New Roman1"/>
    </style:style>
    <style:style style:name="P14" style:family="paragraph" style:parent-style-name="First_20_line_20_indent">
      <style:text-properties fo:language="en" fo:country="US"/>
    </style:style>
    <style:style style:name="P15" style:family="paragraph" style:parent-style-name="Table_20_Contents">
      <style:paragraph-properties fo:text-align="justify" style:justify-single-word="false"/>
      <style:text-properties fo:font-size="11pt"/>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text-properties style:font-name="Times New Roman1" style:font-name-asian="Times New Roman1" style:font-name-complex="Times New Roman1"/>
    </style:style>
    <style:style style:name="P19" style:family="paragraph" style:parent-style-name="Text_20_body" style:list-style-name="L49">
      <style:paragraph-properties fo:text-align="center" style:justify-single-word="false"/>
      <style:text-properties style:font-name="Times New Roman1" style:font-name-asian="Times New Roman1" style:font-name-complex="Times New Roman1"/>
    </style:style>
    <style:style style:name="P20" style:family="paragraph" style:parent-style-name="Text_20_body" style:list-style-name="L64">
      <style:paragraph-properties fo:text-align="center" style:justify-single-word="false"/>
      <style:text-properties style:font-name="Times New Roman1" style:font-name-asian="Times New Roman1" style:font-name-complex="Times New Roman1"/>
    </style:style>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list-style-name="L23"/>
    <style:style style:name="P41" style:family="paragraph" style:parent-style-name="Text_20_body" style:list-style-name="L24"/>
    <style:style style:name="P42" style:family="paragraph" style:parent-style-name="Text_20_body" style:list-style-name="L25"/>
    <style:style style:name="P43" style:family="paragraph" style:parent-style-name="Text_20_body" style:list-style-name="L26"/>
    <style:style style:name="P44" style:family="paragraph" style:parent-style-name="Text_20_body" style:list-style-name="L27"/>
    <style:style style:name="P45" style:family="paragraph" style:parent-style-name="Text_20_body" style:list-style-name="L28"/>
    <style:style style:name="P46" style:family="paragraph" style:parent-style-name="Text_20_body" style:list-style-name="L29"/>
    <style:style style:name="P47" style:family="paragraph" style:parent-style-name="Text_20_body" style:list-style-name="L30"/>
    <style:style style:name="P48" style:family="paragraph" style:parent-style-name="Text_20_body" style:list-style-name="L31"/>
    <style:style style:name="P49" style:family="paragraph" style:parent-style-name="Text_20_body" style:list-style-name="L32"/>
    <style:style style:name="P50" style:family="paragraph" style:parent-style-name="Text_20_body" style:list-style-name="L33"/>
    <style:style style:name="P51" style:family="paragraph" style:parent-style-name="Text_20_body" style:list-style-name="L34"/>
    <style:style style:name="P52" style:family="paragraph" style:parent-style-name="Text_20_body" style:list-style-name="L35"/>
    <style:style style:name="P53" style:family="paragraph" style:parent-style-name="Text_20_body" style:list-style-name="L36"/>
    <style:style style:name="P54" style:family="paragraph" style:parent-style-name="Text_20_body" style:list-style-name="L37"/>
    <style:style style:name="P55" style:family="paragraph" style:parent-style-name="Text_20_body" style:list-style-name="L38"/>
    <style:style style:name="P56" style:family="paragraph" style:parent-style-name="Text_20_body" style:list-style-name="L39"/>
    <style:style style:name="P57" style:family="paragraph" style:parent-style-name="Text_20_body" style:list-style-name="L40"/>
    <style:style style:name="P58" style:family="paragraph" style:parent-style-name="Text_20_body" style:list-style-name="L41"/>
    <style:style style:name="P59" style:family="paragraph" style:parent-style-name="Text_20_body" style:list-style-name="L42"/>
    <style:style style:name="P60" style:family="paragraph" style:parent-style-name="Text_20_body" style:list-style-name="L43"/>
    <style:style style:name="P61" style:family="paragraph" style:parent-style-name="Text_20_body" style:list-style-name="L44"/>
    <style:style style:name="P62" style:family="paragraph" style:parent-style-name="Text_20_body" style:list-style-name="L45"/>
    <style:style style:name="P63" style:family="paragraph" style:parent-style-name="Text_20_body" style:list-style-name="L46"/>
    <style:style style:name="P64" style:family="paragraph" style:parent-style-name="Text_20_body" style:list-style-name="L47"/>
    <style:style style:name="P65" style:family="paragraph" style:parent-style-name="Text_20_body" style:list-style-name="L48"/>
    <style:style style:name="P66" style:family="paragraph" style:parent-style-name="Text_20_body" style:list-style-name="L49"/>
    <style:style style:name="P67" style:family="paragraph" style:parent-style-name="Text_20_body" style:list-style-name="L50"/>
    <style:style style:name="P68" style:family="paragraph" style:parent-style-name="Text_20_body" style:list-style-name="L51"/>
    <style:style style:name="P69" style:family="paragraph" style:parent-style-name="Text_20_body" style:list-style-name="L52"/>
    <style:style style:name="P70" style:family="paragraph" style:parent-style-name="Text_20_body" style:list-style-name="L53"/>
    <style:style style:name="P71" style:family="paragraph" style:parent-style-name="Text_20_body" style:list-style-name="L54"/>
    <style:style style:name="P72" style:family="paragraph" style:parent-style-name="Text_20_body" style:list-style-name="L55"/>
    <style:style style:name="P73" style:family="paragraph" style:parent-style-name="Text_20_body" style:list-style-name="L56"/>
    <style:style style:name="P74" style:family="paragraph" style:parent-style-name="Text_20_body" style:list-style-name="L57"/>
    <style:style style:name="P75" style:family="paragraph" style:parent-style-name="Text_20_body" style:list-style-name="L58"/>
    <style:style style:name="P76" style:family="paragraph" style:parent-style-name="Text_20_body" style:list-style-name="L59"/>
    <style:style style:name="P77" style:family="paragraph" style:parent-style-name="Text_20_body" style:list-style-name="L60"/>
    <style:style style:name="P78" style:family="paragraph" style:parent-style-name="Text_20_body" style:list-style-name="L61"/>
    <style:style style:name="P79" style:family="paragraph" style:parent-style-name="Text_20_body" style:list-style-name="L62"/>
    <style:style style:name="P80" style:family="paragraph" style:parent-style-name="Text_20_body" style:list-style-name="L63"/>
    <style:style style:name="P81" style:family="paragraph" style:parent-style-name="Text_20_body" style:list-style-name="L64"/>
    <style:style style:name="P82" style:family="paragraph" style:parent-style-name="Heading_20_1">
      <style:text-properties fo:language="en" fo:country="US"/>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fo:language="en" fo:country="US"/>
    </style:style>
    <style:style style:name="P85" style:family="paragraph" style:parent-style-name="Contents_20_Heading">
      <style:paragraph-properties fo:break-before="page"/>
    </style:style>
    <style:style style:name="P86" style:family="paragraph" style:parent-style-name="Contents_20_1">
      <style:paragraph-properties>
        <style:tab-stops>
          <style:tab-stop style:position="18.466cm" style:type="right"/>
        </style:tab-stops>
      </style:paragraph-properties>
    </style:style>
    <style:style style:name="P87" style:family="paragraph" style:parent-style-name="Contents_20_2">
      <style:paragraph-properties>
        <style:tab-stops>
          <style:tab-stop style:position="17.967cm" style:type="right"/>
        </style:tab-stops>
      </style:paragraph-properties>
    </style:style>
    <style:style style:name="T1" style:family="text">
      <style:text-properties fo:font-size="12pt" fo:language="en" fo:country="US" style:font-size-asian="12pt" style:font-size-complex="12pt"/>
    </style:style>
    <style:style style:name="T2" style:family="text">
      <style:text-properties style:font-name="Times New Roman" fo:language="en" fo:country="US"/>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2" text:outline-level="1" text:is-list-header="true"/>
      <text:p text:style-name="P5"/>
      <text:p text:style-name="P5"/>
      <text:p text:style-name="P5"/>
      <text:p text:style-name="P6">Official specification</text:p>
      <text:p text:style-name="P6"/>
      <text:p text:style-name="P7">Imperialism remake</text:p>
      <text:p text:style-name="P9"/>
      <text:p text:style-name="P9">Free, open source remake of the classic strategy game Imperialism</text:p>
      <text:p text:style-name="P8"/>
      <text:p text:style-name="P4"><text:a xlink:type="simple" xlink:href="http://remake.twelvepm.de/"><text:span text:style-name="T2">Website</text:span></text:a></text:p>
      <text:p text:style-name="P4"><text:a xlink:type="simple" xlink:href="http://code.google.com/p/imperialism-remake/downloads/list"><text:span text:style-name="T2">Download</text:span></text:a><text:a xlink:type="simple" xlink:href="http://code.google.com/p/imperialism-remake/downloads/list"><text:span text:style-name="T2">s</text:span></text:a></text:p>
      <text:p text:style-name="P4"><text:a xlink:type="simple" xlink:href="http://remake.twelvepm.de/forum/"><text:span text:style-name="T2">Forum</text:span></text:a></text:p>
      <text:p text:style-name="P6"/>
      <text:p text:style-name="P6"/>
      <text:p text:style-name="P6"/>
      <text:p text:style-name="P6"/>
      <text:p text:style-name="P10"/>
      <text:p text:style-name="P10"/>
      <text:p text:style-name="P10"/>
      <text:p text:style-name="P10"/>
      <text:p text:style-name="P10"/>
      <text:p text:style-name="P10"/>
      <text:p text:style-name="P10"/>
      <text:p text:style-name="P10"/>
      <text:p text:style-name="P10"/>
      <text:p text:style-name="P10">Last updated: <text:modification-date style:data-style-name="N81">24. April 2012</text:modification-date> (revision <text:editing-cycles>48</text:editing-cycles>)</text:p>
      <text:p text:style-name="P3"><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85">Content</text:p>
          </text:index-title>
          <text:p text:style-name="P86"><text:a xlink:type="simple" xlink:href="#__RefHeading__422_764414512" text:style-name="Internet_20_link" text:visited-style-name="Internet_20_link">1 Philosophy</text:a><text:tab/>4</text:p>
          <text:p text:style-name="P87">1.1 Strategies<text:tab/>5</text:p>
          <text:p text:style-name="P87">1.2 Relation to the original Imperialism<text:tab/>5</text:p>
          <text:p text:style-name="P86"><text:a xlink:type="simple" xlink:href="#__RefHeading__450_1211285317" text:style-name="Internet_20_link" text:visited-style-name="Internet_20_link">2 Settings</text:a><text:tab/>6</text:p>
          <text:p text:style-name="P87">2.1 General settings<text:tab/>6</text:p>
          <text:p text:style-name="P87">2.2 Victory conditions<text:tab/>6</text:p>
          <text:p text:style-name="P87">2.3 Nations<text:tab/>6</text:p>
          <text:p text:style-name="P87">2.4 Terrain<text:tab/>6</text:p>
          <text:p text:style-name="P86"><text:a xlink:type="simple" xlink:href="#__RefHeading__320_1489308464" text:style-name="Internet_20_link" text:visited-style-name="Internet_20_link">3 Diplomacy</text:a><text:tab/>7</text:p>
          <text:p text:style-name="P87">3.1 Goals<text:tab/>7</text:p>
          <text:p text:style-name="P87">3.2 Alliances<text:tab/>7</text:p>
          <text:p text:style-name="P87">3.3 Minor Nations<text:tab/>8</text:p>
          <text:p text:style-name="P87">3.4 Negotiating a treaty<text:tab/>8</text:p>
          <text:p text:style-name="P86"><text:a xlink:type="simple" xlink:href="#__RefHeading__322_1489308464" text:style-name="Internet_20_link" text:visited-style-name="Internet_20_link">4 Research</text:a><text:tab/>9</text:p>
          <text:p text:style-name="P87">4.1 Exploration<text:tab/>9</text:p>
          <text:p text:style-name="P87">4.2 Tech tree<text:tab/>9</text:p>
          <text:p text:style-name="P86"><text:a xlink:type="simple" xlink:href="#__RefHeading__324_1489308464" text:style-name="Internet_20_link" text:visited-style-name="Internet_20_link">5 Economics</text:a><text:tab/>11</text:p>
          <text:p text:style-name="P87">5.1 Trade and Consumption Flow<text:tab/>11</text:p>
          <text:p text:style-name="P87">5.2 Improve relation to other nations by economic means<text:tab/>11</text:p>
          <text:p text:style-name="P87">5.3 Balance sheet<text:tab/>12</text:p>
          <text:p text:style-name="P86"><text:a xlink:type="simple" xlink:href="#__RefHeading__326_1489308464" text:style-name="Internet_20_link" text:visited-style-name="Internet_20_link">6 Industry and Infrastructure</text:a><text:tab/>13</text:p>
          <text:p text:style-name="P87">6.1 Worker pool<text:tab/>13</text:p>
          <text:p text:style-name="P87">6.2 Resources<text:tab/>13</text:p>
          <text:p text:style-name="P87">6.3 Production<text:tab/>14</text:p>
          <text:p text:style-name="P87">6.4 Trade<text:tab/>14</text:p>
          <text:p text:style-name="P87">6.5 Promotion of workers<text:tab/>15</text:p>
          <text:p text:style-name="P86"><text:a xlink:type="simple" xlink:href="#__RefHeading__328_1489308464" text:style-name="Internet_20_link" text:visited-style-name="Internet_20_link">7 Military</text:a><text:tab/>16</text:p>
          <text:p text:style-name="P87">7.1 Units<text:tab/>16</text:p>
          <text:p text:style-name="P87">7.2 Base unit property values<text:tab/>18</text:p>
          <text:p text:style-name="P87">7.3 Combat<text:tab/>18</text:p>
          <text:p text:style-name="P87">7.4 Navy<text:tab/>19</text:p>
          <text:p text:style-name="P86"><text:a xlink:type="simple" xlink:href="#__RefHeading__456_764414512" text:style-name="Internet_20_link" text:visited-style-name="Internet_20_link">8 Statistics</text:a><text:tab/>20</text:p>
          <text:p text:style-name="P86"><text:a xlink:type="simple" xlink:href="#__RefHeading__6572_1070160789" text:style-name="Internet_20_link" text:visited-style-name="Internet_20_link">9 Names</text:a><text:tab/>21</text:p>
          <text:p text:style-name="P87">9.1 Ships<text:tab/>21</text:p>
          <text:p text:style-name="P86"><text:a xlink:type="simple" xlink:href="#__RefHeading__330_1489308464" text:style-name="Internet_20_link" text:visited-style-name="Internet_20_link">10 Artificial Intelligence</text:a><text:tab/>22</text:p>
          <text:p text:style-name="P87">10.1 Requirements<text:tab/>22</text:p>
          <text:p text:style-name="P86"><text:a xlink:type="simple" xlink:href="#__RefHeading__403_764414512" text:style-name="Internet_20_link" text:visited-style-name="Internet_20_link">11 Further Suggestions</text:a><text:tab/>23</text:p>
          <text:p text:style-name="P86"><text:a xlink:type="simple" xlink:href="#__RefHeading__6574_1070160789" text:style-name="Internet_20_link" text:visited-style-name="Internet_20_link">12 Graphics</text:a><text:tab/>26</text:p>
          <text:p text:style-name="P87">12.1 Map Tiles<text:tab/>26</text:p>
          <text:p text:style-name="P87">12.2 Resource/Advanced materials icons<text:tab/>26</text:p>
          <text:p text:style-name="P87">12.3 Battle tiles<text:tab/>26</text:p>
          <text:p text:style-name="P86"><text:a xlink:type="simple" xlink:href="#__RefHeading__2209_12008256721" text:style-name="Internet_20_link" text:visited-style-name="Internet_20_link">13 Music</text:a><text:tab/>27</text:p>
          <text:p text:style-name="P87">13.1 List of music pieces<text:tab/>27</text:p>
          <text:p text:style-name="P87">13.2 List of sound effects<text:tab/>27</text:p>
          <text:p text:style-name="P86"><text:a xlink:type="simple" xlink:href="#__RefHeading__332_1489308464" text:style-name="Internet_20_link" text:visited-style-name="Internet_20_link">14 User interface</text:a><text:tab/>28</text:p>
          <text:p text:style-name="P87">14.1 Start screen<text:tab/>28</text:p>
          <text:p text:style-name="P87">14.2 Main map screen<text:tab/>29</text:p>
          <text:p text:style-name="P87">14.3 Minor<text:tab/>29</text:p>
          <text:p text:style-name="P86"><text:a xlink:type="simple" xlink:href="#__RefHeading__405_764414512" text:style-name="Internet_20_link" text:visited-style-name="Internet_20_link">15 Programmers Guide</text:a><text:tab/>30</text:p>
          <text:p text:style-name="P87"><text:soft-page-break/>15.1 Coding standards<text:tab/>30</text:p>
          <text:p text:style-name="P87">15.2 Load and Save<text:tab/>30</text:p>
          <text:p text:style-name="P87">15.3 Scenarios<text:tab/>30</text:p>
          <text:p text:style-name="P87">15.4 Third party libraries<text:tab/>31</text:p>
          <text:p text:style-name="P87">15.5 Similar projects<text:tab/>31</text:p>
          <text:p text:style-name="P86"><text:a xlink:type="simple" xlink:href="#__RefHeading__789_973947889" text:style-name="Internet_20_link" text:visited-style-name="Internet_20_link">16 RoadMap</text:a><text:tab/>33</text:p>
          <text:p text:style-name="P87">16.1 Design phase<text:tab/>33</text:p>
          <text:p text:style-name="P87">16.2 Map and Battle only Sub-Game<text:tab/>33</text:p>
          <text:p text:style-name="P86"><text:a xlink:type="simple" xlink:href="#__RefHeading__424_764414512" text:style-name="Internet_20_link" text:visited-style-name="Internet_20_link">17 Design Generalization</text:a><text:tab/>34</text:p>
          <text:p text:style-name="P87">17.1 Possible abstractions<text:tab/>34</text:p>
          <text:p text:style-name="P86"><text:a xlink:type="simple" xlink:href="#__RefHeading__426_764414512" text:style-name="Internet_20_link" text:visited-style-name="Internet_20_link">18 Original Imperialism</text:a><text:tab/>35</text:p>
          <text:p text:style-name="P87">18.1 Design<text:tab/>35</text:p>
          <text:p text:style-name="P87">18.2 Strengths and Shortfalls<text:tab/>39</text:p>
          <text:p text:style-name="P86"><text:a xlink:type="simple" xlink:href="#__RefHeading__1644_2086626998" text:style-name="Internet_20_link" text:visited-style-name="Internet_20_link">19 Credits</text:a><text:tab/>40</text:p>
        </text:index-body>
      </text:table-of-content>
      <text:p text:style-name="P5"/>
      <text:h text:style-name="P84" text:outline-level="1"><text:bookmark text:name="__RefHeading__422_764414512"/>Philosophy<text:bookmark-end text:name="__RefHeading__422_764414512"/></text:h>
      <text:p text:style-name="P5"/>
      <text:p text:style-name="P14">Imperialism: the creation and/or maintenance of an unequal economic, cultural, and territorial relationships, usually between states and often in the form of an empire, based on domination and subordination. (Wikipedia) </text:p>
      <text:p text:style-name="P14">This turn based strategy game is about the era of imperialism where nations fought a war for strategic dominance by all means - of industrial, diplomatic or military nature.</text:p>
      <text:p text:style-name="P1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1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1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1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14">With the right decisions, based on the actions of your opponents, with an efficient industrial base, clever diplomatic relations and a strong army, you'll have the best chances to build an empire that shines forever and will have no foe.</text:p>
      <text:p text:style-name="P14"/>
      <text:p text:style-name="P14">Good luck!</text:p>
      <text:p text:style-name="P13">›•‹</text:p>
      <text:p text:style-name="P13"/>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In the final version we want to deliver a good, deep, traditional strategy game made on a tiny budget by volunteers.</text:p>
      <text:p text:style-name="Text_20_body"/>
      <text:p text:style-name="Text_20_body"/>
      <text:h text:style-name="Heading_20_2" text:outline-level="2"><text:soft-page-break/>Strategies</text:h>
      <text:p text:style-name="Text_20_body"/>
      <text:p text:style-name="Text_20_body">We do not aim for a historical, economical simulation but for a strategy game. In a strategy game one has to balance different goals, sacrificing one for achieving the other. The optimal strategy is determined not only by efficiently leading the nation but also by adapting to the strategy of the competitors. A good game creates a fascinating circle of strategies and counter-strategies.</text:p>
      <text:p text:style-name="Text_20_body">Our main antagonisms:</text:p>
      <text:list xml:id="list39742868" text:style-name="L1">
        <text:list-item>
          <text:p text:style-name="P16">Either expand your military now and conquer something or improve your infrastructure and industrial base to support higher military later.</text:p>
        </text:list-item>
        <text:list-item>
          <text:p text:style-name="P16">Either sell goods now where they give the highest profit or dominate specific markets and ensure political influence in these regions.</text:p>
        </text:list-item>
        <text:list-item>
          <text:p text:style-name="P16">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p text:style-name="Text_20_body"/>
      <text:h text:style-name="Heading_20_2" text:outline-level="2">Relation to the original Imperialism</text:h>
      <text:p text:style-name="P13">›››•‹‹‹</text:p>
      <text:h text:style-name="P84" text:outline-level="1"><text:bookmark text:name="__RefHeading__450_1211285317"/>Settings<text:bookmark-end text:name="__RefHeading__450_1211285317"/></text:h>
      <text:p text:style-name="Text_20_body"/>
      <text:h text:style-name="Heading_20_2" text:outline-level="2">General settings</text:h>
      <text:p text:style-name="Text_20_body"/>
      <text:list xml:id="list39725927" text:style-name="L2">
        <text:list-item>
          <text:p text:style-name="P17">4 turns per year (the seasons), earliest start 1814, end 1914 (~400 turns) but continues running if the player wants</text:p>
        </text:list-item>
      </text:list>
      <text:p text:style-name="Text_20_body"/>
      <text:p text:style-name="P12">›•‹</text:p>
      <text:h text:style-name="Heading_20_2" text:outline-level="2">Victory conditions</text:h>
      <text:p text:style-name="P11"/>
      <text:list xml:id="list39742042" text:style-name="L3">
        <text:list-item>
          <text:p text:style-name="P18">Military victory: 66% of provinces conquered</text:p>
        </text:list-item>
        <text:list-item>
          <text:p text:style-name="P18">Diplomatic victory: 66% of votes in governor council (every 10 years, can be turned off), initially governors tend to be neutral, shortest diplomatic victory not before three councils</text:p>
        </text:list-item>
        <text:list-item>
          <text:p text:style-name="P18">Cultural victory: First to achieve a certain number of culture points and builds a special wonder(?) </text:p>
        </text:list-item>
      </text:list>
      <text:p text:style-name="P11"/>
      <text:h text:style-name="Heading_20_2" text:outline-level="2">Nations</text:h>
      <text:p text:style-name="Text_20_body"/>
      <text:p text:style-name="Text_20_body">Up to 7 major nations and 13 minor nations. There is in principle no real difference between major and minor, only minor act much more defensively and usually never wage war. Also they tend not to be leader of alliances.</text:p>
      <text:p text:style-name="Text_20_body"/>
      <text:h text:style-name="Heading_20_2" text:outline-level="2">Terrain</text:h>
      <text:list xml:id="list39741229" text:style-name="L4">
        <text:list-item>
          <text:p text:style-name="P21">Jungle, Desert, Plain, <text:s/>Scrub Forest, Forest, Hills, Mountains, Tundra</text:p>
        </text:list-item>
        <text:list-item>
          <text:p text:style-name="P21">They are not all different. Mostly just allow different resources.</text:p>
        </text:list-item>
        <text:list-item>
          <text:p text:style-name="P21">They should come in different flavors (graphical representations) to allow scenarios all over the world.</text:p>
        </text:list-item>
      </text:list>
      <text:p text:style-name="P12">›››•‹‹‹</text:p>
      <text:h text:style-name="P83" text:outline-level="1"><text:bookmark text:name="__RefHeading__320_1489308464"/>Diplomacy<text:bookmark-end text:name="__RefHeading__320_1489308464"/></text:h>
      <text:p text:style-name="Text_20_body"/>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p text:style-name="First_20_line_20_indent"/>
      <text:p text:style-name="P12">›•‹</text:p>
      <text:h text:style-name="Heading_20_2" text:outline-level="2">Goals</text:h>
      <text:p text:style-name="Text_20_body"/>
      <text:list xml:id="list39721700" text:style-name="L5">
        <text:list-item>
          <text:p text:style-name="P22">Open up new markets to make more profit</text:p>
        </text:list-item>
        <text:list-item>
          <text:p text:style-name="P22">Win the friendship of minor nations and invite them to your empire (need to defend them)</text:p>
        </text:list-item>
        <text:list-item>
          <text:p text:style-name="P22">Declare war and seek peace (peace with fixed 5/10 years period)</text:p>
        </text:list-item>
        <text:list-item>
          <text:p text:style-name="P22">Seek reassurance through non-aggression treaties</text:p>
        </text:list-item>
        <text:list-item>
          <text:p text:style-name="P22">Seek alliances (common goals) against leaders with long duration and not terminable (or only against really high fee), they have a fixed goal (war in X year, at least Y % of territory gained, loss compensation)</text:p>
        </text:list-item>
        <text:list-item>
          <text:p text:style-name="P22">Just influence nations (just offer money?)</text:p>
        </text:list-item>
        <text:list-item>
          <text:p text:style-name="P22">Bully others around </text:p>
        </text:list-item>
        <text:list-item>
          <text:p text:style-name="P22">Treaties with fixed duration (10 years or at least 5 years with 2 years cancellation time)</text:p>
        </text:list-item>
        <text:list-item>
          <text:p text:style-name="P22">War declaration could also need time (2 turns, but gives right to first strike)</text:p>
        </text:list-item>
        <text:list-item>
          <text:p text:style-name="P22">Gold is not everything: you can influence your partners by money but only a bit, sometimes they won't do it, not for all the gold in the world</text:p>
        </text:list-item>
        <text:list-item>
          <text:p text:style-name="P22">No new treaty is allowed to contradict earlier contracts (not even potentially only) - there in the design treaties with fixed duration is preferred</text:p>
        </text:list-item>
        <text:list-item>
          <text:p text:style-name="P22">It should be clear how each diplomatic action will influence the relations in a quantitative way.</text:p>
        </text:list-item>
        <text:list-item>
          <text:p text:style-name="P22">Breaking a treaty is either impossible or results in serious harm, whatever this means for now.</text:p>
        </text:list-item>
      </text:list>
      <text:p text:style-name="P11"/>
      <text:p text:style-name="P12">›•‹</text:p>
      <text:h text:style-name="Heading_20_2" text:outline-level="2">Alliances</text:h>
      <text:p text:style-name="Text_20_body"/>
      <text:list xml:id="list39730091" text:style-name="L6">
        <text:list-item>
          <text:p text:style-name="P23">Must have similar interests/goals</text:p>
        </text:list-item>
        <text:list-item>
          <text:p text:style-name="P23">Similar benefits (monetary compensation possible)</text:p>
        </text:list-item>
        <text:list-item>
          <text:p text:style-name="P23"><text:soft-page-break/>Trust (from history) </text:p>
        </text:list-item>
      </text:list>
      <text:h text:style-name="Heading_20_2" text:outline-level="2">Minor Nations</text:h>
      <text:p text:style-name="Text_20_body"/>
      <text:p text:style-name="Text_20_body">They could actively choose sides. They should not react too erratically but also there should be clever tactics that might change their course. Difficult.</text:p>
      <text:p text:style-name="Text_20_body"/>
      <text:p text:style-name="Textkörper_20_Bold">Relations</text:p>
      <text:list xml:id="list39728706" text:style-name="L7">
        <text:list-item>
          <text:p text:style-name="P24">improve when extending their infrastructure</text:p>
        </text:list-item>
        <text:list-item>
          <text:p text:style-name="P24">improve when trading (effectively not only offering)</text:p>
        </text:list-item>
        <text:list-item>
          <text:p text:style-name="P24">improve upon fulfillment of wishes, being useful for them</text:p>
        </text:list-item>
        <text:list-item>
          <text:p text:style-name="P24">improve for treaties like a peace treaty and keeping them</text:p>
        </text:list-item>
        <text:list-item>
          <text:p text:style-name="P24">worsen if military is large enough and common border or many ships </text:p>
          <text:p text:style-name="P24"/>
        </text:list-item>
      </text:list>
      <text:p text:style-name="Textkörper_20_Bold">Peaceful assimilation</text:p>
      <text:list xml:id="list39730603" text:style-name="L8">
        <text:list-item>
          <text:p text:style-name="P25">Relation must be very good over a long history (maybe additive for whole history = trust) by trade or diplomacy</text:p>
        </text:list-item>
        <text:list-item>
          <text:p text:style-name="P25">No immediate threat: long running peace treaty or far away</text:p>
        </text:list-item>
        <text:list-item>
          <text:p text:style-name="P25">How peaceful you were in general, they like peaceful and cultural (large culture rating) nations</text:p>
        </text:list-item>
        <text:list-item>
          <text:p text:style-name="P25">Become status of close friend (public visible)</text:p>
        </text:list-item>
        <text:list-item>
          <text:p text:style-name="P25">Have a strong enough military, they feel attracted to very powerful nations, however first repelled</text:p>
        </text:list-item>
        <text:list-item>
          <text:p text:style-name="P25">Defend upon aggression of others, a threat by another nations give a big boost</text:p>
        </text:list-item>
        <text:list-item>
          <text:p text:style-name="P25">Trade and fulfill all demands wishes</text:p>
        </text:list-item>
        <text:list-item>
          <text:p text:style-name="P25">Buy any excess exports</text:p>
        </text:list-item>
        <text:list-item>
          <text:p text:style-name="P25">After certain time is gone -&gt; assimilation festivities</text:p>
        </text:list-item>
        <text:list-item>
          <text:p text:style-name="P25">Secrete turnaround should be possible to pursue (not see with whom they trade maybe?) </text:p>
        </text:list-item>
        <text:list-item>
          <text:p text:style-name="P25">They could have special abilities (military, cultural, economic) that they give you, when you assimilate them.</text:p>
        </text:list-item>
        <text:list-item>
          <text:p text:style-name="P25">Invasion of new territory after assimilation should take some time.</text:p>
        </text:list-item>
      </text:list>
      <text:h text:style-name="Heading_20_2" text:outline-level="2">Negotiating a treaty</text:h>
      <text:list xml:id="list42713062" text:continue-numbering="true" text:style-name="L8">
        <text:list-header>
          <text:p text:style-name="P25"/>
        </text:list-header>
      </text:list>
      <text:p text:style-name="P12">›››•‹‹‹</text:p>
      <text:h text:style-name="P83" text:outline-level="1"><text:bookmark text:name="__RefHeading__322_1489308464"/>Research<text:bookmark-end text:name="__RefHeading__322_1489308464"/></text:h>
      <text:p text:style-name="Text_20_body"/>
      <text:list xml:id="list39737362" text:style-name="L9">
        <text:list-item>
          <text:p text:style-name="P26">Only minor aspect of the game, not too much concentration 10% of working force should be enough</text:p>
        </text:list-item>
        <text:list-item>
          <text:p text:style-name="P26">A chained map of researchable technologies as in Civilization (aka tech tree)</text:p>
        </text:list-item>
        <text:list-item>
          <text:p text:style-name="P26">Scientists can either explore country</text:p>
        </text:list-item>
        <text:list-item>
          <text:p text:style-name="P26">Different independent strands: economical strand, militaristic strand, cultural (technological strand)? </text:p>
        </text:list-item>
        <text:list-item>
          <text:p text:style-name="P26">Typical militaristic techs: More ground experience, kind of refueling after battle, higher morale</text:p>
        </text:list-item>
        <text:list-item>
          <text:p text:style-name="P26">Typical economical techs: Higher taxes, ...</text:p>
        </text:list-item>
        <text:list-item>
          <text:p text:style-name="P26">Typical cultural techs: Higher tech efficiency, higher cultural ranking, more diplomatic influence </text:p>
        </text:list-item>
        <text:list-item>
          <text:p text:style-name="P26">Some allow world wonders (greatly enhancing chance for cultural victory)</text:p>
        </text:list-item>
        <text:list-item>
          <text:p text:style-name="P26">Are not tradable, but it helps if others have them developed already, will improve research.</text:p>
        </text:list-item>
      </text:list>
      <text:p text:style-name="Text_20_body"/>
      <text:h text:style-name="Heading_20_2" text:outline-level="2">Exploration</text:h>
      <text:p text:style-name="Text_20_body"/>
      <text:p text:style-name="Text_20_body">Special mission as an alternative to the tech tree. Takes some time, costs some money and will reveal some (random) resource. Indication that there is something left to explore in the country.</text:p>
      <text:p text:style-name="Text_20_body"/>
      <text:h text:style-name="Heading_20_2" text:outline-level="2">Tech tree</text:h>
      <text:p text:style-name="Text_20_body"/>
      <text:p text:style-name="Text_20_body">They are kind of wrong era for now. Just give you the idea.</text:p>
      <text:p text:style-name="Text_20_body"/>
      <text:p text:style-name="Textkörper_20_Bold">Military branch (maybe two subbranches: naval and special vs. land only)</text:p>
      <text:list xml:id="list39744624" text:style-name="L10">
        <text:list-item>
          <text:p text:style-name="P27">Nationalism: Giving free unit?</text:p>
        </text:list-item>
        <text:list-item>
          <text:p text:style-name="P27">Gunpowder: Better weapons</text:p>
        </text:list-item>
        <text:list-item>
          <text:p text:style-name="P27">Canon, Artillery</text:p>
        </text:list-item>
        <text:list-item>
          <text:p text:style-name="P27">Geography and map making</text:p>
        </text:list-item>
        <text:list-item>
          <text:p text:style-name="P27">Construction of turbine propeller</text:p>
        </text:list-item>
        <text:list-item>
          <text:p text:style-name="P27">Colt gun</text:p>
        </text:list-item>
        <text:list-item>
          <text:p text:style-name="P27">Morse code</text:p>
        </text:list-item>
        <text:list-item>
          <text:p text:style-name="P27">Rifles invented: Infantry 2</text:p>
        </text:list-item>
        <text:list-item>
          <text:p text:style-name="P27">Internal combustion machine</text:p>
        </text:list-item>
        <text:list-item>
          <text:p text:style-name="P27">Diesel machine</text:p>
        </text:list-item>
        <text:list-item>
          <text:p text:style-name="P27">Machine gun: Infantry 3</text:p>
          <text:p text:style-name="P27"/>
        </text:list-item>
      </text:list>
      <text:p text:style-name="Textkörper_20_Bold">Industrial branch (Resources branch, others branch)</text:p>
      <text:list xml:id="list39724123" text:style-name="L11">
        <text:list-item>
          <text:p text:style-name="P28"><text:soft-page-break/>Windmill: Farms can be upgraded</text:p>
        </text:list-item>
        <text:list-item>
          <text:p text:style-name="P28">Coal extraction: Better industrial research?</text:p>
        </text:list-item>
        <text:list-item>
          <text:p text:style-name="P28">Jenny Speed invented: Wool from sheep</text:p>
        </text:list-item>
        <text:list-item>
          <text:p text:style-name="P28">Better transport wagons: More efficient wagons</text:p>
        </text:list-item>
        <text:list-item>
          <text:p text:style-name="P28">Better pump for mines: More efficient mines</text:p>
        </text:list-item>
        <text:list-item>
          <text:p text:style-name="P28">Steam engine, high pressure: Enables railroad building</text:p>
        </text:list-item>
        <text:list-item>
          <text:p text:style-name="P28">Seed Drill: Improve grain farms and orchards to level 1</text:p>
        </text:list-item>
        <text:list-item>
          <text:p text:style-name="P28">Cotton Gin: Improve cotton plantations to level 1</text:p>
        </text:list-item>
        <text:list-item>
          <text:p text:style-name="P28">Iron Railroad bridge: Cross swamp, enable forester who can improve hardwood forest to level 1</text:p>
        </text:list-item>
        <text:list-item>
          <text:p text:style-name="P28">Feed Grasses: Enables rancher who can improve wool farms and livestock ranches to level 1</text:p>
        </text:list-item>
        <text:list-item>
          <text:p text:style-name="P28">Industrial revolution</text:p>
        </text:list-item>
        <text:list-item>
          <text:p text:style-name="P28">Better canned food</text:p>
        </text:list-item>
        <text:list-item>
          <text:p text:style-name="P28">Gas lamps: better mines and workers more efficiently </text:p>
        </text:list-item>
        <text:list-item>
          <text:p text:style-name="P28">Cement improved</text:p>
        </text:list-item>
        <text:list-item>
          <text:p text:style-name="P28">Electric generator: town upgrade?</text:p>
        </text:list-item>
        <text:list-item>
          <text:p text:style-name="P28">Chemicals for farmers</text:p>
        </text:list-item>
        <text:list-item>
          <text:p text:style-name="P28">Sewing machine</text:p>
        </text:list-item>
        <text:list-item>
          <text:p text:style-name="P28">Elevator: mines to level 3</text:p>
        </text:list-item>
        <text:list-item>
          <text:p text:style-name="P28">Oil drill</text:p>
        </text:list-item>
        <text:list-item>
          <text:p text:style-name="P28">Dynamite: Improved railroad</text:p>
        </text:list-item>
        <text:list-item>
          <text:p text:style-name="P28">Electric light: Mines and city upgrade</text:p>
        </text:list-item>
        <text:list-item>
          <text:p text:style-name="P28">Car with combustion machine</text:p>
        </text:list-item>
      </text:list>
      <text:p text:style-name="Text_20_body"/>
      <text:p text:style-name="Text_20_body"/>
      <text:p text:style-name="Textkörper_20_Bold">Cultural/Diplomatic branch</text:p>
      <text:list xml:id="list39743098" text:style-name="L12">
        <text:list-item>
          <text:p text:style-name="P29">Propaganda: Increases influences, gives special unit spy?</text:p>
        </text:list-item>
        <text:list-item>
          <text:p text:style-name="P29">India discovered: Bonus for first </text:p>
        </text:list-item>
        <text:list-item>
          <text:p text:style-name="P29">Radio 1901</text:p>
          <text:p text:style-name="P29"/>
        </text:list-item>
      </text:list>
      <text:p text:style-name="P12">›››•‹‹‹</text:p>
      <text:h text:style-name="P83" text:outline-level="1"><text:bookmark text:name="__RefHeading__324_1489308464"/>Economics<text:bookmark-end text:name="__RefHeading__324_1489308464"/></text:h>
      <text:p text:style-name="Textkörper_20_Bold">Key ideas</text:p>
      <text:list xml:id="list39716784" text:style-name="L13">
        <text:list-item>
          <text:p text:style-name="P30">Every province has a fixed demand which can be modified by improvements.</text:p>
        </text:list-item>
        <text:list-item>
          <text:p text:style-name="P30">This demand might also increase with time or with national industrialization.</text:p>
        </text:list-item>
        <text:list-item>
          <text:p text:style-name="P30">Prioritize trading by set floor on price or maximum subventions.</text:p>
        </text:list-item>
      </text:list>
      <text:p text:style-name="Text_20_body"/>
      <text:p text:style-name="Textkörper_20_Bold">Why trading at all, isn't the home market enough?</text:p>
      <text:list xml:id="list39716299" text:style-name="L14">
        <text:list-item>
          <text:p text:style-name="P31">In real world answer would be specialization, i.e. you cannot be perfect in all sectors. We try to mimick this by making productivity gains in each sector important but expensive.</text:p>
        </text:list-item>
        <text:list-item>
          <text:p text:style-name="P31">Also you might lack resources.</text:p>
        </text:list-item>
        <text:list-item>
          <text:p text:style-name="P31">You gain diplomatic influence on AI nations.</text:p>
        </text:list-item>
      </text:list>
      <text:h text:style-name="Heading_20_2" text:outline-level="2">Trade and Consumption Flow</text:h>
      <text:p text:style-name="Text_20_body"/>
      <text:list xml:id="list39738613" text:style-name="L15">
        <text:list-item>
          <text:p text:style-name="P32">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32">They produce more than they consume (otherwise it would be kind of meaningless, wouldn't it), so we can export the excess.</text:p>
        </text:list-item>
        <text:list-item>
          <text:p text:style-name="P32">For export/trade we should specify the target nations and what amount we want to keep in store for later. The actual transactions are then made in a clever automatic way by the program.</text:p>
        </text:list-item>
        <text:list-item>
          <text:p text:style-name="P32">If for some reason the global demand for food and luxury items cannot be fulfilled then starvation or reduced productivity will follow.</text:p>
        </text:list-item>
        <text:list-item>
          <text:p text:style-name="P32">Basically the productivity will increase ever more in the game, giving rise to an ever greater army or other things.</text:p>
        </text:list-item>
        <text:list-item>
          <text:p text:style-name="P32">The demand of minor nation is slowly increasing with time, higher if the infrastructure is increased.</text:p>
        </text:list-item>
        <text:list-item>
          <text:p text:style-name="P32">Export-subventions or priority lists (for import, export) or diplomatic trade limit treaties (only import x tons, export y tons...) might all be legitimate means to dominate a minor nation. </text:p>
        </text:list-item>
        <text:list-item>
          <text:p text:style-name="P32">If trade network is limiting than just part of the trade is not carried out. But we do not want this to be too bad. It should come to effect slowly.</text:p>
        </text:list-item>
        <text:list-item>
          <text:p text:style-name="P32">Only one port for good transportation, minor ports only for food.</text:p>
        </text:list-item>
      </text:list>
      <text:p text:style-name="Text_20_body"/>
      <text:p text:style-name="P12">›•‹</text:p>
      <text:h text:style-name="Heading_20_2" text:outline-level="2">Improve relation to other nations by economic means</text:h>
      <text:p text:style-name="Text_20_body"/>
      <text:list xml:id="list39720690" text:style-name="L16">
        <text:list-item>
          <text:p text:style-name="P33">Make them favored trade partner</text:p>
        </text:list-item>
        <text:list-item>
          <text:p text:style-name="P33">Help them with their infrastructure (also increases their export)</text:p>
        </text:list-item>
        <text:list-item>
          <text:p text:style-name="P33">Peace Treaty (with fixed cancellation period)</text:p>
        </text:list-item>
        <text:list-item>
          <text:p text:style-name="P33"><text:soft-page-break/>Give discount to some products (specific for each product up to 50%)</text:p>
        </text:list-item>
        <text:list-item>
          <text:p text:style-name="P33">Finance friendly organizations</text:p>
        </text:list-item>
        <text:list-item>
          <text:p text:style-name="P33">Fulfill wishes of them </text:p>
        </text:list-item>
      </text:list>
      <text:p text:style-name="Text_20_body"/>
      <text:h text:style-name="Heading_20_2" text:outline-level="2">Balance sheet</text:h>
      <text:p text:style-name="Textkörper_20_Bold">Income</text:p>
      <text:list xml:id="list39734970" text:style-name="L17">
        <text:list-item>
          <text:p text:style-name="P34">Sold goods (domestic and overseas)</text:p>
        </text:list-item>
        <text:list-item>
          <text:p text:style-name="P34">Payments for diplomatic treaties</text:p>
        </text:list-item>
      </text:list>
      <text:p text:style-name="Text_20_body"/>
      <text:p text:style-name="Textkörper_20_Bold">Expenses</text:p>
      <text:list xml:id="list39733656" text:style-name="L18">
        <text:list-item>
          <text:p text:style-name="P35">Military upkeep</text:p>
        </text:list-item>
        <text:list-item>
          <text:p text:style-name="P35">Railroads/transportation upkeep</text:p>
        </text:list-item>
        <text:list-item>
          <text:p text:style-name="P35">Buildings upkeep</text:p>
        </text:list-item>
        <text:list-item>
          <text:p text:style-name="P35">Workforce salary</text:p>
        </text:list-item>
        <text:list-item>
          <text:p text:style-name="P35">Specialists salary</text:p>
        </text:list-item>
        <text:list-item>
          <text:p text:style-name="P35">Payments for bought goods</text:p>
        </text:list-item>
        <text:list-item>
          <text:p text:style-name="P35">Payments for diplomatic treaties</text:p>
        </text:list-item>
      </text:list>
      <text:p text:style-name="P12">›››•‹‹‹</text:p>
      <text:h text:style-name="P83" text:outline-level="1"><text:bookmark text:name="__RefHeading__326_1489308464"/>Industry and Infrastructure<text:bookmark-end text:name="__RefHeading__326_1489308464"/></text:h>
      <text:p text:style-name="Text_20_body"/>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
      <text:p text:style-name="Text_20_body">The worker pool (W: integer) contains workers (employed and unemployed, skilled and unskilled), all scientists and all engineers. Without cost all specialists can always be reduced to unskilled workers.</text:p>
      <text:p text:style-name="Text_20_body"/>
      <text:p text:style-name="Text_20_body">We have the following types:</text:p>
      <text:p text:style-name="Text_20_body"/>
      <text:list xml:id="list39729166" text:style-name="L19">
        <text:list-item>
          <text:p text:style-name="P36">Unskilled workers (can work in factories, need food, basic type)</text:p>
        </text:list-item>
        <text:list-item>
          <text:p text:style-name="P36">Skilled workers (can work in factories, need food and money, more efficient)</text:p>
        </text:list-item>
        <text:list-item>
          <text:p text:style-name="P36">Scientists (can work in college or university, explore new technology)</text:p>
        </text:list-item>
        <text:list-item>
          <text:p text:style-name="P36">Engineers (can improve the country, your own, also minor nations) </text:p>
        </text:list-item>
        <text:list-item>
          <text:p text:style-name="P36">Trained military (go to military soldier pool, aka reserve)</text:p>
        </text:list-item>
      </text:list>
      <text:p text:style-name="Text_20_body"/>
      <text:p text:style-name="P12">›•‹</text:p>
      <text:h text:style-name="Heading_20_2" text:outline-level="2">Resources</text:h>
      <text:list xml:id="list39730803" text:style-name="L20">
        <text:list-item>
          <text:p text:style-name="P37">Wood, Coal, Ore, Oil - heavy</text:p>
        </text:list-item>
        <text:list-item>
          <text:p text:style-name="P37">Fish, Grain, Fruits, Meat - food</text:p>
        </text:list-item>
        <text:list-item>
          <text:p text:style-name="P37">Sheep/Cotton – cloth (Wool/cotton = same symbol)</text:p>
        </text:list-item>
        <text:list-item>
          <text:p text:style-name="P37">Silver - money </text:p>
        </text:list-item>
      </text:list>
      <text:p text:style-name="Text_20_body"/>
      <text:p text:style-name="Text_20_body">Note:</text:p>
      <text:list xml:id="list39725354" text:style-name="L21">
        <text:list-item>
          <text:p text:style-name="P38">Except fish, everything has to be developed by an engineer</text:p>
        </text:list-item>
        <text:list-item>
          <text:p text:style-name="P38">Everything can be developed at most up to third level</text:p>
        </text:list-item>
        <text:list-item>
          <text:p text:style-name="P38">Everything must be connected by rail (or fish by lighthouse) in at least a neighboring map tile </text:p>
        </text:list-item>
        <text:list-item>
          <text:p text:style-name="P38">Improvements can be destroyed for free (not needing any engineer). However it will take time (at least two turns) and will only be effective if the province wasn't captured to prevent scorched earth tactics).</text:p>
        </text:list-item>
        <text:list-item>
          <text:p text:style-name="P38">Engineers can automatically be build a railroad route from point A to B, a possible route will be proposed by can be altered by the player.</text:p>
        </text:list-item>
      </text:list>
      <text:p text:style-name="Text_20_body"/>
      <text:p text:style-name="P12">›•‹</text:p>
      <text:h text:style-name="Heading_20_2" text:outline-level="2"><text:soft-page-break/>Production</text:h>
      <text:p text:style-name="Text_20_body"/>
      <text:p text:style-name="Textkörper_20_Bold">Resources to raw material (level x to x units per turn)</text:p>
      <text:list xml:id="list39736768" text:style-name="L22">
        <text:list-item>
          <text:p text:style-name="P39">wood to wood</text:p>
        </text:list-item>
        <text:list-item>
          <text:p text:style-name="P39">coal to coal</text:p>
        </text:list-item>
        <text:list-item>
          <text:p text:style-name="P39">ore to ore</text:p>
        </text:list-item>
        <text:list-item>
          <text:p text:style-name="P39">oil to oil</text:p>
        </text:list-item>
        <text:list-item>
          <text:p text:style-name="P39">grain to grain (side dish)</text:p>
        </text:list-item>
        <text:list-item>
          <text:p text:style-name="P39">fish, fruits, meat to meat (main dish)</text:p>
        </text:list-item>
        <text:list-item>
          <text:p text:style-name="P39">sheep, cotton to wool</text:p>
        </text:list-item>
        <text:list-item>
          <text:p text:style-name="P39">silver to money </text:p>
        </text:list-item>
      </text:list>
      <text:p text:style-name="Text_20_body"/>
      <text:p text:style-name="Textkörper_20_Bold">Raw material to advanced material</text:p>
      <text:list xml:id="list39720573" text:style-name="L23">
        <text:list-item>
          <text:p text:style-name="P40">Paper mill: 2 wood to 1 timber, 2 wood to 1 paper</text:p>
        </text:list-item>
        <text:list-item>
          <text:p text:style-name="P40">Furniture...</text:p>
        </text:list-item>
        <text:list-item>
          <text:p text:style-name="P40">Steel mill: 1 ore + 1 coal to 1 steel/cast iron?</text:p>
        </text:list-item>
        <text:list-item>
          <text:p text:style-name="P40">Tool factory: 2 steel to 1 tool, 2 steel to 1 weapon</text:p>
        </text:list-item>
        <text:list-item>
          <text:p text:style-name="P40">Spinning factory: 2 wool to 1 cloth</text:p>
        </text:list-item>
        <text:list-item>
          <text:p text:style-name="P40">Clothing factory: 2 cloth to 1 garment</text:p>
        </text:list-item>
        <text:list-item>
          <text:p text:style-name="P40">Cannery: 1 grain + 1 meat to 1 can of food</text:p>
        </text:list-item>
        <text:list-item>
          <text:p text:style-name="P40">Refinery: 2 oil to 1 fuel</text:p>
        </text:list-item>
        <text:list-item>
          <text:p text:style-name="P40">Power plant: 2 fuel to 1 power</text:p>
        </text:list-item>
        <text:list-item>
          <text:p text:style-name="P40">Train station: 1 timber + 1 steel to 1 transport </text:p>
        </text:list-item>
      </text:list>
      <text:p text:style-name="Text_20_body"/>
      <text:p text:style-name="Text_20_body">These products can also be used to buy ships and to trade or to extend the factories and are also consumed by the workers.</text:p>
      <text:p text:style-name="Text_20_body"/>
      <text:p text:style-name="P12">›•‹</text:p>
      <text:h text:style-name="Heading_20_2" text:outline-level="2">Trade</text:h>
      <text:p text:style-name="Text_20_body"/>
      <text:p text:style-name="Text_20_body">Tradable are resources and products. We might differentiate between basic resources and advanced products:</text:p>
      <text:list xml:id="list39721662" text:style-name="L24">
        <text:list-item>
          <text:p text:style-name="P41">Wood, Ore, Coal, Wool/Cotton, Oil are basic</text:p>
        </text:list-item>
        <text:list-item>
          <text:p text:style-name="P41">The rest is advanced</text:p>
        </text:list-item>
      </text:list>
      <text:p text:style-name="Text_20_body">The transport capacity really should be a limiting factor, not a hard factor but a soft one with </text:p>
      <text:list xml:id="list42722485" text:continue-numbering="true" text:style-name="L24">
        <text:list-header>
          <text:p text:style-name="P41"/>
        </text:list-header>
      </text:list>
      <text:p text:style-name="P12">›•‹</text:p>
      <text:h text:style-name="Heading_20_2" text:outline-level="2"><text:soft-page-break/>Promotion of workers</text:h>
      <text:p text:style-name="Text_20_body"/>
      <text:list xml:id="list39726280" text:style-name="L25">
        <text:list-item>
          <text:p text:style-name="P42">Paper + unskilled worker = skilled Worker</text:p>
        </text:list-item>
        <text:list-item>
          <text:p text:style-name="P42">Paper + skilled worker + garment + furniture = expert worker</text:p>
        </text:list-item>
        <text:list-item>
          <text:p text:style-name="P42">Paper + skilled worker + garment + furniture + tool = scientist or engineer</text:p>
        </text:list-item>
        <text:list-item>
          <text:p text:style-name="P42">Paper + skilled worker + garment + furniture + weapon = soldier in reserve</text:p>
        </text:list-item>
      </text:list>
      <text:p text:style-name="Text_20_body">maybe also money in each case</text:p>
      <text:p text:style-name="P12">›››•‹‹‹</text:p>
      <text:h text:style-name="P83" text:outline-level="1"><text:bookmark text:name="__RefHeading__328_1489308464"/>Military<text:bookmark-end text:name="__RefHeading__328_1489308464"/></text:h>
      <text:p text:style-name="Text_20_body"/>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39715768" text:style-name="L26">
        <text:list-item>
          <text:p text:style-name="P43">A strong military needs a strong industrial base for large upkeep</text:p>
        </text:list-item>
        <text:list-item>
          <text:p text:style-name="P43">It can be either defensively or offensively aligned</text:p>
        </text:list-item>
        <text:list-item>
          <text:p text:style-name="P43">Battles can take more than a turn, delaying action and allowing reinforcement.</text:p>
        </text:list-item>
        <text:list-item>
          <text:p text:style-name="P43">Healing is not for free.</text:p>
        </text:list-item>
        <text:list-item>
          <text:p text:style-name="P43">Battles are carried out on a detailed hex map and can take several turns per game turn. <text:s/>Panzer General like feeling.</text:p>
        </text:list-item>
        <text:list-item>
          <text:p text:style-name="P43">Terrain is determined by defending province (and specific for each)</text:p>
        </text:list-item>
        <text:list-item>
          <text:p text:style-name="P43">Maybe add training time (cheap units, short training time, long units, large training time)</text:p>
        </text:list-item>
        <text:list-item>
          <text:p text:style-name="P43">Fortification should be expensive and less useful, so artillery orgies are not necessary.</text:p>
        </text:list-item>
        <text:list-item>
          <text:p text:style-name="P43">Militia might actually only be present in the defense case and tied to the province. This could be reflected by the naming also.</text:p>
        </text:list-item>
      </text:list>
      <text:p text:style-name="Text_20_body"/>
      <text:p text:style-name="Text_20_body">What if two neighboring powers attack each other in neighboring provinces or even in a triangle. Who becomes priority? The one with largest, fastest army?</text:p>
      <text:p text:style-name="P12">›•‹</text:p>
      <text:h text:style-name="Heading_20_2" text:outline-level="2">Units</text:h>
      <text:p text:style-name="Text_20_body"/>
      <text:p text:style-name="Textkörper_20_Bold">4 types of units</text:p>
      <text:list xml:id="list39738224" text:style-name="L27">
        <text:list-item>
          <text:p text:style-name="P44">Infantry units (good in defense and city attack and cheap, not too strong, short distance, slow)</text:p>
        </text:list-item>
        <text:list-item>
          <text:p text:style-name="P44">Artillery units (distance attack, weak defense, slow)</text:p>
        </text:list-item>
        <text:list-item>
          <text:p text:style-name="P44">Cavalry units (fast, strong, expensive, weak against cities)</text:p>
        </text:list-item>
        <text:list-item>
          <text:p text:style-name="P44">Officers (only one per army, increase moral and attack of surrounding units) </text:p>
        </text:list-item>
        <text:list-item>
          <text:p text:style-name="P44">Artillery effective against infantry, Infantry effective against cavalry or in defense, Cavalry effective againt artillery</text:p>
        </text:list-item>
      </text:list>
      <text:p text:style-name="Text_20_body"/>
      <text:p text:style-name="Textkörper_20_Bold">Properties</text:p>
      <text:list xml:id="list39744415" text:style-name="L28">
        <text:list-item>
          <text:p text:style-name="P45">Attack strength (integer number 0-20), no defense</text:p>
        </text:list-item>
        <text:list-item>
          <text:p text:style-name="P45">Strength (percentage 0-100%)</text:p>
        </text:list-item>
        <text:list-item>
          <text:p text:style-name="P45">Range (integer number 1-5) (responsive fire only if actual range = 1)</text:p>
        </text:list-item>
        <text:list-item>
          <text:p text:style-name="P45">Movement (integer number 1-10)</text:p>
        </text:list-item>
        <text:list-item>
          <text:p text:style-name="P45">Morale (percentage 0-100%)</text:p>
        </text:list-item>
        <text:list-item>
          <text:p text:style-name="P45"><text:soft-page-break/>Creating cost ($)</text:p>
        </text:list-item>
        <text:list-item>
          <text:p text:style-name="P45">Upkeep ($) </text:p>
        </text:list-item>
      </text:list>
      <text:p text:style-name="Text_20_body"/>
      <text:p text:style-name="Textkörper_20_Bold">Production</text:p>
      <text:list xml:id="list39743040" text:style-name="L29">
        <text:list-item>
          <text:p text:style-name="P46">Will take a certain time (so you have to plan ahead)</text:p>
        </text:list-item>
        <text:list-item>
          <text:p text:style-name="P46">Take from soldier pool </text:p>
        </text:list-item>
      </text:list>
      <text:p text:style-name="Text_20_body"/>
      <text:p text:style-name="Textkörper_20_Bold">Actions</text:p>
      <text:list xml:id="list39719243" text:style-name="L30">
        <text:list-item>
          <text:p text:style-name="P47">Move and/or attack. Attack ends movement.</text:p>
        </text:list-item>
        <text:list-item>
          <text:p text:style-name="P47">Defend max two times (artillery doesn't count) </text:p>
        </text:list-item>
      </text:list>
      <text:p text:style-name="Text_20_body"/>
      <text:p text:style-name="Textkörper_20_Bold">Terrain influence</text:p>
      <text:p text:style-name="Text_20_body">Hills, mountains, cities and over a river give (cumulative) a +1 bonus on defense (on the attack value in a defending situation) </text:p>
      <text:p text:style-name="Text_20_body"/>
      <text:p text:style-name="Textkörper_20_Bold">Promotion</text:p>
      <text:p text:style-name="Text_20_body">Veteran (with a certain chance after each kill) attack +2, morale +10 </text:p>
      <text:p text:style-name="Text_20_body"/>
      <text:p text:style-name="Textkörper_20_Bold">Specialization</text:p>
      <text:list xml:id="list39721497" text:style-name="L31">
        <text:list-item>
          <text:p text:style-name="P48">Entrenchment (attack +2 if stationed in this province, if defending, if not moved, only for infantry)</text:p>
        </text:list-item>
        <text:list-item>
          <text:p text:style-name="P48">City attack (attack +2 if attacking a city, only for infantry)</text:p>
        </text:list-item>
        <text:list-item>
          <text:p text:style-name="P48">Slow down (only artillery, every attack slows down movement -1 (not cumulative))</text:p>
        </text:list-item>
        <text:list-item>
          <text:p text:style-name="P48">Blitz (attack +2 on first attack, can attack two times per turn, only cavalry)</text:p>
        </text:list-item>
        <text:list-item>
          <text:p text:style-name="P48">Fallback(certain chance to withdrawal instead of fighting, can sneak beyond neighbored hostile forces, only cavalry) </text:p>
        </text:list-item>
      </text:list>
      <text:p text:style-name="Text_20_body"/>
      <text:p text:style-name="Textkörper_20_Bold">Time of introduction</text:p>
      <text:p text:style-name="Text_20_body"><text:s text:c="4"/>Militia, Infantry 1, Artillery 1, Cavalry 1 available from 1814 on</text:p>
      <text:p text:style-name="Text_20_body"><text:s text:c="4"/>Infantry 2, Artillery 2, Cavalry 2 available from 1850 on</text:p>
      <text:p text:style-name="Text_20_body"><text:s text:c="4"/>Infantry 3, Artillery 3, Cavalry 3 available from 1880 on </text:p>
      <text:p text:style-name="Text_20_body"/>
      <text:p text:style-name="Textkörper_20_Bold">Officers</text:p>
      <text:list xml:id="list39741904" text:style-name="L32">
        <text:list-item>
          <text:p text:style-name="P49">No attack, very low defense</text:p>
        </text:list-item>
        <text:list-item>
          <text:p text:style-name="P49">Base is lieutenant (attack +1, morale +10 for all neighbored units)</text:p>
        </text:list-item>
        <text:list-item>
          <text:p text:style-name="P49">Promotion to Colonel (attack +1, morale +10 for all with distance up to 3)</text:p>
        </text:list-item>
        <text:list-item>
          <text:p text:style-name="P49">Promotion to General (attack +2, morale +20 for all with distance up to 5) </text:p>
        </text:list-item>
      </text:list>
      <text:p text:style-name="Text_20_body"/>
      <text:p text:style-name="Textkörper_20_Bold"><text:soft-page-break/>Healing of units</text:p>
      <text:list xml:id="list39730294" text:style-name="L33">
        <text:list-item>
          <text:p text:style-name="P50">Not for free, costs some money and can come from manpower pool</text:p>
        </text:list-item>
        <text:list-item>
          <text:p text:style-name="P50">Only if remaining strength after battle &gt;= 30%, otherwise liquidation to manpower pool </text:p>
        </text:list-item>
      </text:list>
      <text:p text:style-name="Text_20_body"/>
      <text:p text:style-name="Textkörper_20_Bold">Movement on map</text:p>
      <text:p text:style-name="Text_20_body">Should be limited like 2-3 provinces per turn. Maybe faster with railroads?</text:p>
      <text:p text:style-name="P12">›•‹</text:p>
      <text:h text:style-name="Heading_20_2" text:outline-level="2">Base unit property values</text:h>
      <text:p text:style-name="Text_20_body"/>
      <table:table table:name="Table1" table:style-name="Table1">
        <table:table-column table:style-name="Table1.A" table:number-columns-repeated="10"/>
        <table:table-column table:style-name="Table1.K"/>
        <table:table-row>
          <table:table-cell table:style-name="Table1.A1" office:value-type="string">
            <text:p text:style-name="P15">Property</text:p>
          </table:table-cell>
          <table:table-cell table:style-name="Table1.A1" office:value-type="string">
            <text:p text:style-name="P15">Militia</text:p>
          </table:table-cell>
          <table:table-cell table:style-name="Table1.A1" office:value-type="string">
            <text:p text:style-name="P15">Infantry 1</text:p>
          </table:table-cell>
          <table:table-cell table:style-name="Table1.A1" office:value-type="string">
            <text:p text:style-name="P15">Infantry 2</text:p>
          </table:table-cell>
          <table:table-cell table:style-name="Table1.A1" office:value-type="string">
            <text:p text:style-name="P15">Infantry 3</text:p>
          </table:table-cell>
          <table:table-cell table:style-name="Table1.A1" office:value-type="string">
            <text:p text:style-name="P15">Artillery1</text:p>
          </table:table-cell>
          <table:table-cell table:style-name="Table1.A1" office:value-type="string">
            <text:p text:style-name="P15">Artillery2</text:p>
          </table:table-cell>
          <table:table-cell table:style-name="Table1.A1" office:value-type="string">
            <text:p text:style-name="P15">Artillery 3</text:p>
          </table:table-cell>
          <table:table-cell table:style-name="Table1.A1" office:value-type="string">
            <text:p text:style-name="P15">Cavalry 1</text:p>
          </table:table-cell>
          <table:table-cell table:style-name="Table1.A1" office:value-type="string">
            <text:p text:style-name="P15">Cavalry 2</text:p>
          </table:table-cell>
          <table:table-cell table:style-name="Table1.K1" office:value-type="string">
            <text:p text:style-name="P15">Cavalry 3 / Tanks</text:p>
          </table:table-cell>
        </table:table-row>
        <table:table-row>
          <table:table-cell table:style-name="Table1.A2" office:value-type="string">
            <text:p text:style-name="P15">Attack</text:p>
          </table:table-cell>
          <table:table-cell table:style-name="Table1.A2" office:value-type="string">
            <text:p text:style-name="P15">6</text:p>
          </table:table-cell>
          <table:table-cell table:style-name="Table1.A2" office:value-type="string">
            <text:p text:style-name="P15">8</text:p>
          </table:table-cell>
          <table:table-cell table:style-name="Table1.A2" office:value-type="string">
            <text:p text:style-name="P15">10</text:p>
          </table:table-cell>
          <table:table-cell table:style-name="Table1.A2" office:value-type="string">
            <text:p text:style-name="P15">12</text:p>
          </table:table-cell>
          <table:table-cell table:style-name="Table1.A2" office:value-type="string">
            <text:p text:style-name="P15">6</text:p>
          </table:table-cell>
          <table:table-cell table:style-name="Table1.A2" office:value-type="string">
            <text:p text:style-name="P15">7</text:p>
          </table:table-cell>
          <table:table-cell table:style-name="Table1.A2" office:value-type="string">
            <text:p text:style-name="P15">8</text:p>
          </table:table-cell>
          <table:table-cell table:style-name="Table1.A2" office:value-type="string">
            <text:p text:style-name="P15">8</text:p>
          </table:table-cell>
          <table:table-cell table:style-name="Table1.A2" office:value-type="string">
            <text:p text:style-name="P15">10</text:p>
          </table:table-cell>
          <table:table-cell table:style-name="Table1.K2" office:value-type="string">
            <text:p text:style-name="P15">14</text:p>
          </table:table-cell>
        </table:table-row>
        <table:table-row>
          <table:table-cell table:style-name="Table1.A2" office:value-type="string">
            <text:p text:style-name="P15">Range</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1</text:p>
          </table:table-cell>
          <table:table-cell table:style-name="Table1.A2" office:value-type="string">
            <text:p text:style-name="P15">1</text:p>
          </table:table-cell>
          <table:table-cell table:style-name="Table1.K2" office:value-type="string">
            <text:p text:style-name="P15">2</text:p>
          </table:table-cell>
        </table:table-row>
        <table:table-row>
          <table:table-cell table:style-name="Table1.A2" office:value-type="string">
            <text:p text:style-name="P15">Movement</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2</text:p>
          </table:table-cell>
          <table:table-cell table:style-name="Table1.A2" office:value-type="string">
            <text:p text:style-name="P15">2</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K2" office:value-type="string">
            <text:p text:style-name="P15">5</text:p>
          </table:table-cell>
        </table:table-row>
        <table:table-row>
          <table:table-cell table:style-name="Table1.A2" office:value-type="string">
            <text:p text:style-name="P15">Morale</text:p>
          </table:table-cell>
          <table:table-cell table:style-name="Table1.A2" office:value-type="string">
            <text:p text:style-name="P15">6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90</text:p>
          </table:table-cell>
          <table:table-cell table:style-name="Table1.A2" office:value-type="string">
            <text:p text:style-name="P15">7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80</text:p>
          </table:table-cell>
          <table:table-cell table:style-name="Table1.A2" office:value-type="string">
            <text:p text:style-name="P15">90</text:p>
          </table:table-cell>
          <table:table-cell table:style-name="Table1.K2" office:value-type="string">
            <text:p text:style-name="P15">100</text:p>
          </table:table-cell>
        </table:table-row>
        <table:table-row>
          <table:table-cell table:style-name="Table1.A2" office:value-type="string">
            <text:p text:style-name="P15">Cost</text:p>
          </table:table-cell>
          <table:table-cell table:style-name="Table1.A2" office:value-type="string">
            <text:p text:style-name="P15">0.5</text:p>
          </table:table-cell>
          <table:table-cell table:style-name="Table1.A2" office:value-type="string">
            <text:p text:style-name="P15">1</text:p>
          </table:table-cell>
          <table:table-cell table:style-name="Table1.A2" office:value-type="string">
            <text:p text:style-name="P15">1.5</text:p>
          </table:table-cell>
          <table:table-cell table:style-name="Table1.A2" office:value-type="string">
            <text:p text:style-name="P15">2.2</text:p>
          </table:table-cell>
          <table:table-cell table:style-name="Table1.A2" office:value-type="string">
            <text:p text:style-name="P15">1.3</text:p>
          </table:table-cell>
          <table:table-cell table:style-name="Table1.A2" office:value-type="string">
            <text:p text:style-name="P15">1.8</text:p>
          </table:table-cell>
          <table:table-cell table:style-name="Table1.A2" office:value-type="string">
            <text:p text:style-name="P15">2.4</text:p>
          </table:table-cell>
          <table:table-cell table:style-name="Table1.A2" office:value-type="string">
            <text:p text:style-name="P15">1.4</text:p>
          </table:table-cell>
          <table:table-cell table:style-name="Table1.A2" office:value-type="string">
            <text:p text:style-name="P15">2.2</text:p>
          </table:table-cell>
          <table:table-cell table:style-name="Table1.K2" office:value-type="string">
            <text:p text:style-name="P15">3.6</text:p>
          </table:table-cell>
        </table:table-row>
        <table:table-row>
          <table:table-cell table:style-name="Table1.A2" office:value-type="string">
            <text:p text:style-name="P15">Upkeep</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1</text:p>
          </table:table-cell>
          <table:table-cell table:style-name="Table1.A2" office:value-type="string">
            <text:p text:style-name="P15">1.2</text:p>
          </table:table-cell>
          <table:table-cell table:style-name="Table1.A2" office:value-type="string">
            <text:p text:style-name="P15">1.2</text:p>
          </table:table-cell>
          <table:table-cell table:style-name="Table1.A2" office:value-type="string">
            <text:p text:style-name="P15">1.3</text:p>
          </table:table-cell>
          <table:table-cell table:style-name="Table1.A2" office:value-type="string">
            <text:p text:style-name="P15">1.2</text:p>
          </table:table-cell>
          <table:table-cell table:style-name="Table1.A2" office:value-type="string">
            <text:p text:style-name="P15">1.2</text:p>
          </table:table-cell>
          <table:table-cell table:style-name="Table1.K2" office:value-type="string">
            <text:p text:style-name="P15">1.4+oil</text:p>
          </table:table-cell>
        </table:table-row>
      </table:table>
      <text:p text:style-name="Text_20_body"/>
      <text:p text:style-name="P12">›•‹</text:p>
      <text:h text:style-name="Heading_20_2" text:outline-level="2">Combat</text:h>
      <text:p text:style-name="Text_20_body"/>
      <text:p text:style-name="Textkörper_20_Bold">Battlefield</text:p>
      <text:p text:style-name="Text_20_body">Hexagon of hex fields with 15 fields diagonal distance, city in the middle </text:p>
      <text:p text:style-name="Text_20_body"/>
      <text:p text:style-name="Textkörper_20_Bold">Time</text:p>
      <text:p text:style-name="Text_20_body">3 battle turns per game turn, if not resolved (city not occupied yet) continuation next round or abortion of fight if combat took place </text:p>
      <text:p text:style-name="Text_20_body"/>
      <text:p text:style-name="Textkörper_20_Bold">Damage model</text:p>
      <text:list xml:id="list39730842" text:style-name="L34">
        <text:list-item>
          <text:p text:style-name="P51">Unit 1 attacks unit 2 with attack values of a1 and a2</text:p>
        </text:list-item>
        <text:list-item>
          <text:p text:style-name="P51">Strength of units are s1 and s2 respectively</text:p>
        </text:list-item>
        <text:list-item>
          <text:p text:style-name="P51">Damages to both units are d1 and d2</text:p>
        </text:list-item>
        <text:list-item>
          <text:p text:style-name="P51">Formula: dy = sx * ax / ay * c +/- delta</text:p>
        </text:list-item>
        <text:list-item>
          <text:p text:style-name="P51">Different formula: dy = (ax * sx – ay * sy +/- delta) <text:s/>/ sum of both</text:p>
        </text:list-item>
        <text:list-item>
          <text:p text:style-name="P51">With constant modifier c ~ 0.5</text:p>
        </text:list-item>
        <text:list-item>
          <text:p text:style-name="P51">Gaussian random modifier +/- delta (which is adjustable)</text:p>
        </text:list-item>
        <text:list-item>
          <text:p text:style-name="P51"><text:soft-page-break/>Damage cannot be higher than strength dx &lt;= sx</text:p>
        </text:list-item>
        <text:list-item>
          <text:p text:style-name="P51">Damage is calculated and then subtracted from strength, also morale is adjusted </text:p>
        </text:list-item>
      </text:list>
      <text:p text:style-name="Text_20_body"/>
      <text:p text:style-name="Textkörper_20_Bold">No auto resolution of battle</text:p>
      <text:list xml:id="list39734182" text:style-name="L35">
        <text:list-item>
          <text:p text:style-name="P52">Actually there is auto battle, you can let an officer take over which will use the AI routines. But apart from that the real model is used – no other calculations.</text:p>
        </text:list-item>
      </text:list>
      <text:p text:style-name="P11"/>
      <text:p text:style-name="Textkörper_20_Bold">Special bonuses</text:p>
      <text:list xml:id="list39724315" text:style-name="L36">
        <text:list-item>
          <text:p text:style-name="P53">Encirclement factor of provinces = Number of own surrounding provinces minus Number of provinces of the enemy divided by the sum of both gives up to 50% bonus for attacker or defender. Reason: avoid isolated provinces in foreign territory, favor straight front lines</text:p>
        </text:list-item>
        <text:list-item>
          <text:p text:style-name="P53">Sea invasion ignores Encirclement factor but gives fixed 20% malus to invader because it is more difficult.</text:p>
        </text:list-item>
        <text:list-item>
          <text:p text:style-name="P53">How to add all bonuses? Additive? Multiplicative? Limit?</text:p>
        </text:list-item>
      </text:list>
      <text:p text:style-name="P11">›•‹</text:p>
      <text:h text:style-name="Heading_20_2" text:outline-level="2">Navy</text:h>
      <text:p text:style-name="Text_20_body"/>
      <text:p text:style-name="Text_20_body">Land invasion from sea actually only up to a certain distance from a home province (over X sea provinces). Not over the whole map. Strong see defense can delay it.</text:p>
      <text:p text:style-name="Text_20_body"/>
      <text:p text:style-name="Textkörper_20_Bold">Ships</text:p>
      <text:list xml:id="list39724574" text:style-name="L37">
        <text:list-item>
          <text:p text:style-name="P54">Frigates are medium sized warships (upgrade once), best for defending or hunting trade ships</text:p>
        </text:list-item>
        <text:list-item>
          <text:p text:style-name="P54">Trade vessels (upgrade often (two or three times)) with ever increasing cargo size and speed at constant upkeep</text:p>
        </text:list-item>
        <text:list-item>
          <text:p text:style-name="P54">Warships/ships of the line are for combat, blocking ports, disembarkation </text:p>
        </text:list-item>
      </text:list>
      <text:p text:style-name="Text_20_body"/>
      <text:p text:style-name="Textkörper_20_Bold">Possible actions</text:p>
      <text:list xml:id="list39718239" text:style-name="L38">
        <text:list-item>
          <text:p text:style-name="P55">Guard trade in a certain area (defensive)</text:p>
        </text:list-item>
        <text:list-item>
          <text:p text:style-name="P55">Interfere trade in a certain area (offensive)</text:p>
        </text:list-item>
        <text:list-item>
          <text:p text:style-name="P55">Engage enemy fleet (offensive)</text:p>
        </text:list-item>
        <text:list-item>
          <text:p text:style-name="P55">Block ports (offensive)</text:p>
        </text:list-item>
        <text:list-item>
          <text:p text:style-name="P55">Secure landing operation (defensive)</text:p>
        </text:list-item>
        <text:list-item>
          <text:p text:style-name="P55">Default operation: Guard </text:p>
        </text:list-item>
      </text:list>
      <text:p text:style-name="P12">›››•‹‹‹</text:p>
      <text:h text:style-name="P83"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_20_body">History for each turn in the past for each statistics?</text:p>
      <text:p text:style-name="Text_20_body"/>
      <text:p text:style-name="Textkörper_20_Bold">General stats about your empire</text:p>
      <text:list xml:id="list39723374" text:style-name="L39">
        <text:list-item>
          <text:p text:style-name="P56">Number of provinces, Treasure, Military force, Tax rate</text:p>
        </text:list-item>
        <text:list-item>
          <text:p text:style-name="P56">Working population, Industrial output/productivity, infrastructure</text:p>
        </text:list-item>
      </text:list>
      <text:p text:style-name="Text_20_body"/>
      <text:p text:style-name="Textkörper_20_Bold">Special stats about your enemy</text:p>
      <text:list xml:id="list39726526" text:style-name="L40">
        <text:list-item>
          <text:p text:style-name="P57">Rankings without absolute values every x years</text:p>
        </text:list-item>
        <text:list-item>
          <text:p text:style-name="P57">Diplomatic relations, what they think of you, how likely war is </text:p>
        </text:list-item>
      </text:list>
      <text:p text:style-name="Text_20_body"/>
      <text:p text:style-name="P12">›››•‹‹‹</text:p>
      <text:h text:style-name="P83" text:outline-level="1"><text:bookmark text:name="__RefHeading__6572_1070160789"/>Names<text:bookmark-end text:name="__RefHeading__6572_1070160789"/></text:h>
      <text:p text:style-name="Text_20_body"/>
      <text:h text:style-name="Heading_20_2" text:outline-level="2">Ships</text:h>
      <text:p text:style-name="Text_20_body"/>
      <text:p text:style-name="Textkörper_20_Bold">Small and fast Merchant ship</text:p>
      <text:p text:style-name="Text_20_body">Carrack, Trader, Clipper</text:p>
      <text:p text:style-name="Text_20_body"/>
      <text:p text:style-name="Textkörper_20_Bold">Large and slow Merchant ship</text:p>
      <text:p text:style-name="Text_20_body">Fluyte, Indiamen, Freighter</text:p>
      <text:p text:style-name="Text_20_body"/>
      <text:p text:style-name="Textkörper_20_Bold">Light and fast Warship</text:p>
      <text:p text:style-name="Text_20_body">Sloop, Frigate, Raider, Armored Cruiser, Battlecruiser</text:p>
      <text:p text:style-name="Text_20_body"/>
      <text:p text:style-name="Textkörper_20_Bold">Heavy and slow Warship</text:p>
      <text:p text:style-name="Text_20_body">Galleon, Ship-of-the-Line, Ironclad, Dreadnought</text:p>
      <text:p text:style-name="Text_20_body"/>
      <text:h text:style-name="P83" text:outline-level="1"><text:bookmark text:name="__RefHeading__330_1489308464"/>Artificial Intelligence<text:bookmark-end text:name="__RefHeading__330_1489308464"/></text:h>
      <text:p text:style-name="Text_20_body"/>
      <text:h text:style-name="Heading_20_2" text:outline-level="2">Requirements</text:h>
      <text:p text:style-name="Text_20_body"/>
      <text:list xml:id="list39746952" text:style-name="L41">
        <text:list-item>
          <text:p text:style-name="P58">Should come in different difficulty levels (3 or 5)</text:p>
        </text:list-item>
        <text:list-item>
          <text:p text:style-name="P58">Should not take too long to think</text:p>
        </text:list-item>
        <text:list-item>
          <text:p text:style-name="P58">Should be predictable</text:p>
        </text:list-item>
        <text:list-item>
          <text:p text:style-name="P58">Should memorize past actions (make it human, tit for tat)</text:p>
        </text:list-item>
        <text:list-item>
          <text:p text:style-name="P58">Should display reasons for it's actions</text:p>
        </text:list-item>
        <text:list-item>
          <text:p text:style-name="P58">Should have optional a personal flavor for each grand nation, definable by some sort of sliders (peacefulness, greediness, ...) </text:p>
        </text:list-item>
        <text:list-item>
          <text:p text:style-name="P58">Should have aims/goals like assimilation in X years, war in Y years and act according to these goals but also redefine them from time to time</text:p>
        </text:list-item>
        <text:list-item>
          <text:p text:style-name="P58">free parameters not determined by the goals are maximized for certain general criteria (money, military, industry)</text:p>
        </text:list-item>
        <text:list-item>
          <text:p text:style-name="P58">Military AI: takes roles (defender, attacker) but never defends completely, always at least tries to counter-attack</text:p>
        </text:list-item>
        <text:list-item>
          <text:p text:style-name="P58">Military AI: single provinces: rather defend (aggressive, cautious), rather attack(aggressive, cautious)</text:p>
        </text:list-item>
        <text:list-item>
          <text:p text:style-name="P58">Declare War, Beg for Peace and then shortly after Declare Ware again without rebuilding phase – this should not happen!</text:p>
        </text:list-item>
        <text:list-item>
          <text:p text:style-name="P58">As a inferior Nation an A.I should basically try to not attack meaningless but also not give in. Just concentrate on defending and surviving.</text:p>
        </text:list-item>
      </text:list>
      <text:p text:style-name="Text_20_body"/>
      <text:p text:style-name="P12">›››•‹‹‹</text:p>
      <text:h text:style-name="P83" text:outline-level="1"><text:bookmark text:name="__RefHeading__403_764414512"/>Further Suggestions<text:bookmark-end text:name="__RefHeading__403_764414512"/></text:h>
      <text:p text:style-name="Text_20_body"/>
      <text:list xml:id="list39716216" text:style-name="L42">
        <text:list-item>
          <text:p text:style-name="P59">Do we need a newspaper or advisers? Do they add to the game experience? Should not be only text, but also lots of graphical information. </text:p>
        </text:list-item>
        <text:list-item>
          <text:p text:style-name="P59">Military and Combat: Do we need it that complex? Is morale really adding to game experience? Is it balanced?</text:p>
        </text:list-item>
        <text:list-item>
          <text:p text:style-name="P59">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59">Should leaders provide special abilities? Use historic names and several choices per country. In order to be important this should have a distinct effect on the game, otherwise it would just add to complexity.</text:p>
        </text:list-item>
        <text:list-item>
          <text:p text:style-name="P59">Do we want to have products with different kind of qualities or only competition over price? In general it would it more realistic but also unnecessarily complex. Quantity as sign of dominance is enough.</text:p>
        </text:list-item>
        <text:list-item>
          <text:p text:style-name="P59">Small gimmick: special currency (just the historical name) for each nation?</text:p>
        </text:list-item>
        <text:list-item>
          <text:p text:style-name="P59">Different way of doing culture: having cultural background/predominance for each province and this then helps.</text:p>
        </text:list-item>
        <text:list-item>
          <text:p text:style-name="P59">Revolt risk in each province right after occupation, lowering productivity, destroying improvements, being suppressed by military presence.</text:p>
        </text:list-item>
        <text:list-item>
          <text:p text:style-name="P59">Define provinces as core provinces. Focus points for tension/aggression. But also ask for help others to regain your provinces which you would finally get, even when it is conquered by others.</text:p>
        </text:list-item>
        <text:list-item>
          <text:p text:style-name="P59">When signing an alliance (planning war against somebody) already divide the territory. This will be the plan for division later regardless who conquered what?</text:p>
        </text:list-item>
        <text:list-item>
          <text:p text:style-name="P59">Helping allies by sending troops to them and fighting or sending as a loan. (but not for free)</text:p>
        </text:list-item>
        <text:list-item>
          <text:p text:style-name="P59">Military: Units: Does automatic upgrades make senses? If the number of units gets large this would mean a lot of work for the user but the best way of upgrading is not clear.</text:p>
        </text:list-item>
        <text:list-item>
          <text:p text:style-name="P59">Resources appearing/disappearing by random?</text:p>
        </text:list-item>
        <text:list-item>
          <text:p text:style-name="P59">Railroad routes to neighbors necessary in order to have trad capabilities?</text:p>
        </text:list-item>
        <text:list-item>
          <text:p text:style-name="P59">Do we want Population as a real number? Currently only the number of provinces important for demand...</text:p>
        </text:list-item>
        <text:list-item>
          <text:p text:style-name="P59">Prestige staff like special buildings (Panama canal, Suez canal, Expeditions to South Pole, North Pole, Himalaya, Exploring Africa, .. giving a cultural boost.</text:p>
        </text:list-item>
        <text:list-item>
          <text:p text:style-name="P59">Instead of council of governors having a different score measure based on real assets.</text:p>
        </text:list-item>
        <text:list-item>
          <text:p text:style-name="P59">Enable power blocks: maybe by having open markets giving trade advantages only if there is a peace treaty of all member for at least X years.</text:p>
        </text:list-item>
        <text:list-item>
          <text:p text:style-name="P59">Statistics with bars (relative numbers) or real numbers (absolute numbers)</text:p>
        </text:list-item>
        <text:list-item>
          <text:p text:style-name="P59">Have another extra consumer good next to clothes, furniture, tools.</text:p>
        </text:list-item>
        <text:list-item>
          <text:p text:style-name="P59">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59">Diplomacy: Specific contracts like junior/senior partner in alliance or give province X or war</text:p>
        </text:list-item>
        <text:list-item>
          <text:p text:style-name="P59">Diplomacy: Send Ambassadors to foreign countries giving special bonuses gaining experience with every action they can perform</text:p>
        </text:list-item>
        <text:list-item>
          <text:p text:style-name="P59"><text:soft-page-break/>Diplomacy: Peace negotiations including money etc. </text:p>
        </text:list-item>
        <text:list-item>
          <text:p text:style-name="P59">Should towns grow with radius on map?</text:p>
        </text:list-item>
        <text:list-item>
          <text:p text:style-name="P59">More workshops: stone (to cement). salt (for canned food)</text:p>
        </text:list-item>
        <text:list-item>
          <text:p text:style-name="P59">Transportation system with capacity (goods / turn) and different kind of transport ways (road, rail, ...).</text:p>
        </text:list-item>
        <text:list-item>
          <text:p text:style-name="P59">Peaceful assimilation should units be taken over from assimilated nation?</text:p>
        </text:list-item>
        <text:list-item>
          <text:p text:style-name="P59">Diplomacy: Minor Nations: Maybe having the chance to deal with them exclusively for a certain period of time.</text:p>
        </text:list-item>
        <text:list-item>
          <text:p text:style-name="P59">With experience use resources more efficiently.</text:p>
        </text:list-item>
        <text:list-item>
          <text:p text:style-name="P59">Diplomacy: Minor Nations: Instead of assimilation give them state of colony - only limited influence. Supply workers, raw materials.</text:p>
        </text:list-item>
        <text:list-item>
          <text:p text:style-name="P59">Spy as special unit</text:p>
        </text:list-item>
        <text:list-item>
          <text:p text:style-name="P59">Privateer as naval action possibility</text:p>
        </text:list-item>
        <text:list-item>
          <text:p text:style-name="P59">More buildings to be placed on land tiles that give bonuses?</text:p>
        </text:list-item>
        <text:list-item>
          <text:p text:style-name="P59">If two GPs start war on the same Minor Nation and somebody wants to defend them he should end up in war with both. (bug from the original game)</text:p>
        </text:list-item>
        <text:list-item>
          <text:p text:style-name="P59">Intro movie – I would like it.</text:p>
        </text:list-item>
        <text:list-item>
          <text:p text:style-name="P59">Limit on how many units per battle/map.</text:p>
        </text:list-item>
        <text:list-item>
          <text:p text:style-name="P59">Industry: Improve towns to give free stuff depending on character of the province. Do we want that? Alternatives: Increased efficiency of main factories, free workers, increased resources, increased demand. = Industrialization of provinces</text:p>
        </text:list-item>
        <text:list-item>
          <text:p text:style-name="P59">Include weather conditions?</text:p>
        </text:list-item>
        <text:list-item>
          <text:p text:style-name="P59">Trade routes? Do we really need them? Do we need to obey them? See trade possible without port? What happens if all sea ports of a nation are conquered? Sea trade possible? (What ports to minor nations use? Is land route preferred?) Do we want to make the game so complex at this position.</text:p>
        </text:list-item>
        <text:list-item>
          <text:p text:style-name="P59">No corruption, happiness, province improvements, religion or government types, civics as in Civilization and we like it.</text:p>
        </text:list-item>
        <text:list-item>
          <text:p text:style-name="P59">More internal, social modeling? More influence of historical leaders?</text:p>
        </text:list-item>
        <text:list-item>
          <text:p text:style-name="P59">Trading territory, buy or sell provinces?</text:p>
        </text:list-item>
        <text:list-item>
          <text:p text:style-name="P59">National meter for each province, also religions and bad economic state or nearby war have effect on social order or tax burdens. Finally can lead to revolution.</text:p>
        </text:list-item>
        <text:list-item>
          <text:p text:style-name="P59">Different types of government: Communism, Capitalism</text:p>
        </text:list-item>
        <text:list-item>
          <text:p text:style-name="P59">Naming Austria-Hungary also Habsburgian Empire? Event scripting to rename it and show it in a newspaper article?</text:p>
        </text:list-item>
        <text:list-item>
          <text:p text:style-name="P59">How long should it take for a unit to level up? Quite long. At least one or two wars? Maybe going down with time?</text:p>
        </text:list-item>
        <text:list-item>
          <text:p text:style-name="P59">Special unit: Medic/Field Surgeon (improves recovery?) or a hospital in the province or the general gets an upgrade.</text:p>
        </text:list-item>
        <text:list-item>
          <text:p text:style-name="P59">Upgrading a unit must be much cheaper than buying/training a new one!</text:p>
        </text:list-item>
        <text:list-item>
          <text:p text:style-name="P59">Should technology or general progress change unit abilities, e.g make cannon less good after trench warfare is invented?</text:p>
        </text:list-item>
        <text:list-item>
          <text:p text:style-name="P59">Military-Combat-Naval: Manual Naval battles? How many ship types (merchants, warships) and symbolized <text:soft-page-break/>as symbols (if used for warlike actions) or just as a number (if used as trade capacity).</text:p>
        </text:list-item>
        <text:list-item>
          <text:p text:style-name="P59">If he end up with morale, do we want army wide morale like losses of provinces...</text:p>
        </text:list-item>
        <text:list-item>
          <text:p text:style-name="P59">Minor/Major: Only difference is that Minor is much weaker, cannot be elected in government council. However Minor can become Major and vice versa.</text:p>
        </text:list-item>
        <text:list-item>
          <text:p text:style-name="P59">Historical scenario: should they have historical aims?</text:p>
        </text:list-item>
        <text:list-item>
          <text:p text:style-name="P59">For world scenarios: other resources like silk, oil, spices (different names of factories too)</text:p>
        </text:list-item>
        <text:list-item>
          <text:p text:style-name="P59">Cultural victory via governors council? Increases your influence more and more? Or different victory?</text:p>
        </text:list-item>
        <text:list-item>
          <text:p text:style-name="P59">If several turns per year - need to write down the names of each turn (and localize them) like Seasons or months.</text:p>
        </text:list-item>
        <text:list-item>
          <text:p text:style-name="P59">What to do with isolated provinces???</text:p>
        </text:list-item>
      </text:list>
      <text:list xml:id="list39733107" text:style-name="L43">
        <text:list-item>
          <text:p text:style-name="P60">Automatic retreat from battlefield as convenience, immediately ending the battle but always resulting in losses. Every retreating units suffers a certain damage (either absolute or relative).</text:p>
        </text:list-item>
        <text:list-item>
          <text:p text:style-name="P60">Escape points on the battlefield? Or entrance areas? Fixed entrance areas?</text:p>
        </text:list-item>
        <text:list-item>
          <text:p text:style-name="P60">Height on each terrain tile during combat, influences bonuses?</text:p>
        </text:list-item>
        <text:list-item>
          <text:p text:style-name="P60">Special bonuses in terrain? Ambush possible in forest. Artillery not in mountains, no entrenchment in mountains or yes? Swamp reduces movement, less defence and attack? Cities ambush.</text:p>
        </text:list-item>
        <text:list-item>
          <text:p text:style-name="P60">Minor powers cannot negotiate alliances or other important treaties or at least not as leading power?</text:p>
        </text:list-item>
        <text:list-item>
          <text:p text:style-name="P60">Diplomacy: Treaties secret or open to everybody or what should be secret? Or secret for some period?</text:p>
        </text:list-item>
        <text:list-item>
          <text:p text:style-name="P60">Diplomacy: Treaties only between two power, however include third power like being neutral to this power. Similar to Crown of Glory.</text:p>
        </text:list-item>
        <text:list-item>
          <text:p text:style-name="P60">Traveling with soldiers through friendly territory? Teleporting back in case of sudden war?</text:p>
        </text:list-item>
        <text:list-item>
          <text:p text:style-name="P60">Technology: Tech tree means that some will just look for the shortest route to some military techs. So not too many prequisites.</text:p>
        </text:list-item>
        <text:list-item>
          <text:p text:style-name="P60">Number of Techs somewhere between 35 techs (Imp1) and 108 (Imp2). </text:p>
        </text:list-item>
        <text:list-item>
          <text:p text:style-name="P60">Diplomacy: Spies could have a great potential. For trading relations but also for spying on military. To not abuse load/reload, a mission should always take several turns before a result is shown.</text:p>
        </text:list-item>
        <text:list-item>
          <text:p text:style-name="P60">All units: specialists/civilian, workers, military should use food.</text:p>
        </text:list-item>
        <text:list-item>
          <text:p text:style-name="P60">Diplomacy: Possible spy actions: steal money, mess troop movements, destroy improvements?, <text:s/>act as counter-defense, invoke rebellion?</text:p>
        </text:list-item>
        <text:list-item>
          <text:p text:style-name="P60">Random events like good harvest, harsh winter, earthquake, mining accidents, economic booms, nationalistic surges</text:p>
        </text:list-item>
        <text:list-item>
          <text:p text:style-name="P60">Selling of troops as an alternative to sending them to alliance partners.</text:p>
        </text:list-item>
        <text:list-item>
          <text:p text:style-name="P60">Recovery of units after battle takes long unless you have a medic/hospital nearby.</text:p>
        </text:list-item>
      </text:list>
      <text:p text:style-name="P12">›››•‹‹‹</text:p>
      <text:h text:style-name="P83" text:outline-level="1"><text:bookmark text:name="__RefHeading__6574_1070160789"/>Graphics<text:bookmark-end text:name="__RefHeading__6574_1070160789"/></text:h>
      <text:p text:style-name="Text_20_body"/>
      <text:p text:style-name="Text_20_body">Standard format in the game is Portable Network Graphics (png).</text:p>
      <text:list xml:id="list39744789" text:style-name="L44">
        <text:list-item>
          <text:p text:style-name="P61">Loss-free compression, still small file size</text:p>
        </text:list-item>
        <text:list-item>
          <text:p text:style-name="P61">Can have transparency (alpha channel)</text:p>
        </text:list-item>
        <text:list-item>
          <text:p text:style-name="P61">Not scalable, need to define right resolution beforehand</text:p>
        </text:list-item>
        <text:list-item>
          <text:p text:style-name="P61">If more detailed format (like PhotoShop file format) is available or raw data, we prefer to have them all stored.</text:p>
        </text:list-item>
        <text:list-item>
          <text:p text:style-name="P61">Need a central storage. Not a source code repository because that is not really suitable for binary data. E.g. some dropbox like service with file history.</text:p>
        </text:list-item>
      </text:list>
      <text:p text:style-name="Text_20_body"/>
      <text:h text:style-name="Heading_20_2" text:outline-level="2">Map Tiles</text:h>
      <text:p text:style-name="Text_20_body"/>
      <text:p text:style-name="Text_20_body">Standard size 64x64, maybe larger (80x80?). Needs some exploration.</text:p>
      <text:p text:style-name="Text_20_body"/>
      <text:h text:style-name="Heading_20_2" text:outline-level="2">Resource/Advanced materials icons</text:h>
      <text:p text:style-name="Text_20_body"/>
      <text:h text:style-name="Heading_20_2" text:outline-level="2">Battle tiles</text:h>
      <text:p text:style-name="Text_20_body"/>
      <text:p text:style-name="Text_20_body">Related to unit size, around 48x48? See Panzer General</text:p>
      <text:h text:style-name="P83" text:outline-level="1"><text:bookmark text:name="__RefHeading__2209_12008256721"/>Music<text:bookmark-end text:name="__RefHeading__2209_12008256721"/></text:h>
      <text:p text:style-name="Text_20_body"/>
      <text:p text:style-name="Text_20_body">We want nice background music, soft and slow and calming with energetic and storming interludes. In one sentence: rule-the-world background music as in Imperialism 1.</text:p>
      <text:p text:style-name="Text_20_body"/>
      <text:h text:style-name="Heading_20_2" text:outline-level="2">List of music pieces</text:h>
      <text:p text:style-name="Text_20_body"/>
      <text:h text:style-name="Heading_20_2" text:outline-level="2">List of sound effects</text:h>
      <text:p text:style-name="Text_20_body"/>
      <text:list xml:id="list39734969" text:style-name="L45">
        <text:list-item>
          <text:p text:style-name="P62">Clicking on a button</text:p>
        </text:list-item>
      </text:list>
      <text:p text:style-name="P4"/>
      <text:p text:style-name="P12">›››•‹‹‹</text:p>
      <text:h text:style-name="P83" text:outline-level="1"><text:bookmark text:name="__RefHeading__332_1489308464"/>User interface<text:bookmark-end text:name="__RefHeading__332_1489308464"/></text:h>
      <text:p text:style-name="Text_20_body"/>
      <text:h text:style-name="Heading_20_2" text:outline-level="2">Start screen</text:h>
      <text:p text:style-name="Text_20_body"><draw:frame draw:style-name="fr1" draw:name="Grafik1" text:anchor-type="paragraph" svg:x="1.169cm" svg:y="-0.028cm" svg:width="15.88cm" style:rel-width="86%" svg:height="11.836cm" style:rel-height="47%" draw:z-index="0"><draw:image xlink:href="../gui_startup_screen.png" xlink:type="simple" xlink:show="embed" xlink:actuate="onLoad"/></draw:frame>Purpose:</text:p>
      <text:p text:style-name="Text_20_body"/>
      <text:list xml:id="list39723685" text:style-name="L46">
        <text:list-item>
          <text:p text:style-name="P63">New random scenario (picture of a globe)</text:p>
        </text:list-item>
        <text:list-item>
          <text:p text:style-name="P63">New historical scenario (European map)</text:p>
        </text:list-item>
        <text:list-item>
          <text:p text:style-name="P63">Load game (image of documents)</text:p>
        </text:list-item>
        <text:list-item>
          <text:p text:style-name="P63">MP joining a game (map with differently colored figure)</text:p>
        </text:list-item>
        <text:list-item>
          <text:p text:style-name="P63">Options (speech balloon with flags and names)</text:p>
        </text:list-item>
        <text:list-item>
          <text:p text:style-name="P63">Scenario-Editor (can edit every possible savegame)</text:p>
        </text:list-item>
        <text:list-item>
          <text:p text:style-name="P63">Exit (two wings of a door)</text:p>
        </text:list-item>
        <text:list-item>
          <text:p text:style-name="P63">Help/Credits (click on logo) </text:p>
        </text:list-item>
      </text:list>
      <text:p text:style-name="Text_20_body">Comments:</text:p>
      <text:list xml:id="list39725828" text:style-name="L47">
        <text:list-item>
          <text:p text:style-name="P64">Upon loading the main elements should be made visible only after a certain time, eg. fade in after 2 seconds.</text:p>
        </text:list-item>
        <text:list-item>
          <text:p text:style-name="P64">Upon change of language, the program needs to restart, need notification about it.</text:p>
        </text:list-item>
        <text:list-item>
          <text:p text:style-name="P64">We start full screen and expect at least 1024 x 768. </text:p>
        </text:list-item>
      </text:list>
      <text:p text:style-name="Text_20_body"/>
      <text:p text:style-name="P12"><text:soft-page-break/>›•‹</text:p>
      <text:h text:style-name="Heading_20_2" text:outline-level="2">Main map screen</text:h>
      <text:p text:style-name="Text_20_body"/>
      <text:p text:style-name="P12">›•‹</text:p>
      <text:h text:style-name="Heading_20_2" text:outline-level="2">Minor</text:h>
      <text:p text:style-name="Text_20_body"/>
      <text:list xml:id="list39735666" text:style-name="L48">
        <text:list-item>
          <text:p text:style-name="P65">There will be a real time clock in one corner of the screen, can be turned off in the options </text:p>
        </text:list-item>
        <text:list-item>
          <text:p text:style-name="P65">Do we want to have customized mouse cursors? Easy to implement, but is there any real benefit? Mouse cursors should indicate possible actions.</text:p>
        </text:list-item>
        <text:list-item>
          <text:p text:style-name="P65">Savegames should have a screen shown always.</text:p>
        </text:list-item>
        <text:list-item>
          <text:p text:style-name="P65">Inbuilt functionality to make screenshots.</text:p>
        </text:list-item>
      </text:list>
      <text:p text:style-name="Text_20_body"/>
      <text:p text:style-name="P12">›››•‹‹‹</text:p>
      <text:h text:style-name="P83" text:outline-level="1"><text:bookmark text:name="__RefHeading__405_764414512"/>Programmers Guide<text:bookmark-end text:name="__RefHeading__405_764414512"/></text:h>
      <text:p text:style-name="Text_20_body"/>
      <text:h text:style-name="Heading_20_2" text:outline-level="2">Coding standards</text:h>
      <text:p text:style-name="Text_20_body"/>
      <text:p text:style-name="Text_20_body">For now as unordered list:</text:p>
      <text:list xml:id="list39746496" text:style-name="L49">
        <text:list-item>
          <text:p text:style-name="P66">Each (significant) submission will be reviewed by another team member who might modify it further.</text:p>
        </text:list-item>
        <text:list-item>
          <text:p text:style-name="P66">Tests have to be programmed for all major parts. Tests have to be performed regularly. (Jenkins/before submitting)</text:p>
        </text:list-item>
        <text:list-item>
          <text:p text:style-name="P66">Code that does not compile should never be submitted.</text:p>
        </text:list-item>
        <text:list-item>
          <text:p text:style-name="P66">Javadoc has to be added for all methods/classes/interfaces at submission level. At the latest when the class has matured extensive documentation is a must.</text:p>
        </text:list-item>
        <text:list-item>
          <text:p text:style-name="P66">Always add the GPLv3+ header to new files. Also add name and creation year. They indicate your consent to the open source license.</text:p>
        </text:list-item>
        <text:list-item>
          <text:p text:style-name="P66">A task driven development (using a Kanban board or similar) with short tasks (minutes to one hour) is preferred.</text:p>
        </text:list-item>
        <text:list-item>
          <text:p text:style-name="P66">If chats are conducted, the log will be archived online. Any private information will be deleted before.</text:p>
        </text:list-item>
        <text:list-item>
          <text:p text:style-name="P66">Everything is conducted in the most simple and straightforward way. If a well supported/mature library is available, which is not too complex or overpowered on it's own, we will always prefer it to coding self.</text:p>
        </text:list-item>
        <text:list-item>
          <text:p text:style-name="P66">Minor tasks will have minor priority. Top priority is always to make the game running, everything else comes later.</text:p>
        </text:list-item>
        <text:list-item>
          <text:p text:style-name="P66">We will not sacrifice clarity for a fast hack. A hack that works somehow but cannot be sufficiently explained or a hack that requires cumbersome or unmotivated modifications should be rejected and the code should be redesigned instead. </text:p>
          <text:p text:style-name="P66"/>
        </text:list-item>
      </text:list>
      <text:p text:style-name="P12">›•‹</text:p>
      <text:h text:style-name="Heading_20_2" text:outline-level="2">Load and Save</text:h>
      <text:p text:style-name="Text_20_body"/>
      <text:p text:style-name="Text_20_body">Ever game data is stored in XML files. We have scenarios. Also saved games are also scenarios. There is automatic saving of course. Upon load some parameters can be changed, but not many.</text:p>
      <text:p text:style-name="Textkörper_20_Bold">Adjustable parameters</text:p>
      <text:list xml:id="list39735178" text:style-name="L50">
        <text:list-item>
          <text:p text:style-name="P67">Player nation</text:p>
        </text:list-item>
        <text:list-item>
          <text:p text:style-name="P67">Difficulty level of AI opponents </text:p>
          <text:p text:style-name="P67"/>
        </text:list-item>
      </text:list>
      <text:p text:style-name="P12">›•‹</text:p>
      <text:h text:style-name="Heading_20_2" text:outline-level="2">Scenarios</text:h>
      <text:p text:style-name="Text_20_body"/>
      <text:p text:style-name="Text_20_body">Can be edited completely with the Scenario Editor. Parameters should be soft coded. During development, need to <text:soft-page-break/>update between versions. If a scenario file refers to sub-files, store a hash value to make sure the referred file is the valid one.</text:p>
      <text:p text:style-name="Text_20_body"/>
      <text:p text:style-name="Textkörper_20_Bold">Scenario parameters</text:p>
      <text:list xml:id="list39721409" text:style-name="L51">
        <text:list-item>
          <text:p text:style-name="P68">Name of scenario</text:p>
        </text:list-item>
        <text:list-item>
          <text:p text:style-name="P68">Description of scenario</text:p>
        </text:list-item>
        <text:list-item>
          <text:p text:style-name="P68">Date (year, season), Turns, ...</text:p>
        </text:list-item>
        <text:list-item>
          <text:p text:style-name="P68">Map (see Map parameters)</text:p>
        </text:list-item>
        <text:list-item>
          <text:p text:style-name="P68">Major country description</text:p>
        </text:list-item>
        <text:list-item>
          <text:p text:style-name="P68">State of industry, work force, army, specialists for each country</text:p>
        </text:list-item>
        <text:list-item>
          <text:p text:style-name="P68">State of research, diplomatic relations, gold for each country </text:p>
        </text:list-item>
      </text:list>
      <text:p text:style-name="Text_20_body"/>
      <text:p text:style-name="Textkörper_20_Bold">Map parameters</text:p>
      <text:list xml:id="list39743821" text:style-name="L52">
        <text:list-item>
          <text:p text:style-name="P69">Name</text:p>
        </text:list-item>
        <text:list-item>
          <text:p text:style-name="P69">Size</text:p>
        </text:list-item>
        <text:list-item>
          <text:p text:style-name="P69">Distribution of terrain, resources, infrastructure</text:p>
        </text:list-item>
        <text:list-item>
          <text:p text:style-name="P69">Borders, Provinces, Name of provinces</text:p>
        </text:list-item>
        <text:list-item>
          <text:p text:style-name="P69">Countries (Major, Minor) </text:p>
          <text:p text:style-name="P69"/>
        </text:list-item>
      </text:list>
      <text:p text:style-name="P12">›•‹</text:p>
      <text:h text:style-name="Heading_20_2" text:outline-level="2">Third party libraries</text:h>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p text:style-name="P12">›•‹</text:p>
      <text:h text:style-name="Heading_20_2" text:outline-level="2">Similar projects</text:h>
      <text:p text:style-name="Text_20_body"/>
      <text:p text:style-name="Text_20_body">In an attempt to not invent the wheel again and learn from others one should analyze similar projects. That means large Java/Swing projects, preferably about strategy games.</text:p>
      <text:p text:style-name="Textkörper_20_Bold"><text:a xlink:type="simple" xlink:href="http://megamek.info/"/></text:p>
      <text:p text:style-name="Textkörper_20_Bold"><text:a xlink:type="simple" xlink:href="http://megamek.info/">Megamek</text:a></text:p>
      <text:p text:style-name="Textkörper_20_Bold"/>
      <text:p text:style-name="Textkörper_20_Bold"><text:a xlink:type="simple" xlink:href="http://www.freecol.org/">FreeCol</text:a></text:p>
      <text:p text:style-name="Textkörper_20_Bold"/>
      <text:p text:style-name="Textkörper_20_Bold"><text:a xlink:type="simple" xlink:href="http://triplea.sourceforge.net/mywiki">TripleA</text:a></text:p>
      <text:p text:style-name="Textkörper_20_Bold"/>
      <text:p text:style-name="Textkörper_20_Bold"><text:a xlink:type="simple" xlink:href="http://code.google.com/p/open-ig/">OpenIG</text:a></text:p>
      <text:p text:style-name="Textkörper_20_Bold"><text:soft-page-break/></text:p>
      <text:p text:style-name="Textkörper_20_Bold"><text:a xlink:type="simple" xlink:href="http://sourceforge.net/apps/mediawiki/freelords/index.php?title=Main_Page">FreeLords</text:a></text:p>
      <text:p text:style-name="Textkörper_20_Bold"/>
      <text:p text:style-name="Textkörper_20_Bold">Other Java/Swing applications (no games)</text:p>
      <text:p text:style-name="Text_20_body"><text:a xlink:type="simple" xlink:href="http://www.jedit.org/">JEdit</text:a>, <text:a xlink:type="simple" xlink:href="http://jabref.sourceforge.net/">JabRef</text:a>, <text:a xlink:type="simple" xlink:href="http://www.atunes.org/">aTunes</text:a>, <text:a xlink:type="simple" xlink:href="http://java.net/projects/jide-oss/">JIDE</text:a> Common layer, <text:a xlink:type="simple" xlink:href="http://netbeans.org/community/sources/">Netbeans</text:a> IDE, <text:a xlink:type="simple" xlink:href="http://rsbweb.nih.gov/ij/index.html">ImageJ</text:a></text:p>
      <text:list xml:id="list42729118" text:continue-list="list39746496" text:style-name="L49">
        <text:list-header>
          <text:p text:style-name="P19">›››•‹‹‹</text:p>
        </text:list-header>
      </text:list>
      <text:h text:style-name="P83" text:outline-level="1"><text:bookmark text:name="__RefHeading__789_973947889"/>RoadMap<text:bookmark-end text:name="__RefHeading__789_973947889"/></text:h>
      <text:p text:style-name="Text_20_body"/>
      <text:p text:style-name="Text_20_body">Currently (<text:date style:data-style-name="N81" text:date-value="2012-04-12T09:16:37.30" text:fixed="true">12. April 2012</text:date>) - Design phase </text:p>
      <text:p text:style-name="Text_20_body"/>
      <text:p text:style-name="P12">›•‹</text:p>
      <text:h text:style-name="Heading_20_2" text:outline-level="2">Design phase</text:h>
      <text:p text:style-name="Text_20_body">2011 November – 2012</text:p>
      <text:list xml:id="list39744326" text:style-name="L53">
        <text:list-item>
          <text:p text:style-name="P70">Gathering information about original Imperialism game</text:p>
        </text:list-item>
        <text:list-item>
          <text:p text:style-name="P70">Brainstorming and detailed formulation of new game mechanics</text:p>
        </text:list-item>
        <text:list-item>
          <text:p text:style-name="P70">Creation of this document as comprehensive as possible (further improvements will be ongoing task)</text:p>
        </text:list-item>
        <text:list-item>
          <text:p text:style-name="P70">Setup of website consisting of repository and download section (<text:a xlink:type="simple" xlink:href="http://code.google.com/p/imperialism-remake/">googlecode</text:a>), frontpage (a <text:a xlink:type="simple" xlink:href="http://imperialism-remake.twelvepm.de/">blog</text:a>) and community place (<text:a xlink:type="simple" xlink:href="http://imperialism-remake.twelvepm.de/forum/">forum</text:a>) </text:p>
          <text:p text:style-name="P70"/>
        </text:list-item>
      </text:list>
      <text:p text:style-name="P12">›•‹</text:p>
      <text:h text:style-name="Heading_20_2" text:outline-level="2">Map and Battle only Sub-Game</text:h>
      <text:list xml:id="list39719416" text:style-name="L54">
        <text:list-item>
          <text:p text:style-name="P71">This is a standalone game which will be finished before the real game. It features a subset of the complete features.</text:p>
        </text:list-item>
        <text:list-item>
          <text:p text:style-name="P71">This MB-Sub-Game features the map, military, battles, declaring war/peace, support of army (each province giving some income) and AI of these features.</text:p>
        </text:list-item>
      </text:list>
      <text:p text:style-name="Text_20_body"/>
      <text:list xml:id="list42732942" text:continue-list="list42729118" text:style-name="L49">
        <text:list-header>
          <text:p text:style-name="P19"/>
        </text:list-header>
      </text:list>
      <text:p text:style-name="P12">›››•‹‹‹</text:p>
      <text:h text:style-name="P83" text:outline-level="1"><text:bookmark text:name="__RefHeading__424_764414512"/>Design Generalization<text:bookmark-end text:name="__RefHeading__424_764414512"/></text:h>
      <text:p text:style-name="Textkörper_20_Bold"/>
      <text:p text:style-name="Textkörper_20_Bold">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p text:style-name="Text_20_body"/>
      <text:h text:style-name="Heading_20_2" text:outline-level="2">Possible abstractions</text:h>
      <text:p text:style-name="Text_20_body"/>
      <text:p text:style-name="Textkörper_20_Bold">Just the battle and provinces part</text:p>
      <text:p text:style-name="Text_20_body">Panzer General on a map with provinces</text:p>
      <text:p text:style-name="Text_20_body"/>
      <text:p text:style-name="Textkörper_20_Bold">Battle and provinces and simplified economics, research, diplomacy</text:p>
      <text:p text:style-name="Text_20_body">Special historical settings like 2nd world war: Hearts of Iron, Pacific Admiral or ancient world: Carthage, Rom, Greece, Persia</text:p>
      <text:p text:style-name="Text_20_body"/>
      <text:p text:style-name="Textkörper_20_Bold">Fantasy settings</text:p>
      <text:p text:style-name="Text_20_body">Lords of Middle Earth, Fantasy General</text:p>
      <text:p text:style-name="Text_20_body">No inherent campaign mode though.</text:p>
      <text:p text:style-name="Text_20_body"/>
      <text:p text:style-name="Textkörper_20_Bold">Extending in direction of Civilization like style</text:p>
      <text:p text:style-name="Text_20_body">Extending provinces a lot, expanding research a lot. Exploring the map (now fully explored). (World map would be cool).</text:p>
      <text:p text:style-name="Text_20_body"/>
      <text:p text:style-name="Textkörper_20_Bold">Massive Multiplayer</text:p>
      <text:p text:style-name="Text_20_body">For example in a Sci-Fi setting and instead of provinces we have space battles.</text:p>
      <text:p text:style-name="Text_20_body"/>
      <text:list xml:id="list42707905" text:continue-numbering="true" text:style-name="L49">
        <text:list-header>
          <text:p text:style-name="P19">›››•‹‹‹</text:p>
        </text:list-header>
      </text:list>
      <text:h text:style-name="P83" text:outline-level="1"><text:bookmark text:name="__RefHeading__426_764414512"/>Original Imperialism<text:bookmark-end text:name="__RefHeading__426_764414512"/></text:h>
      <text:p text:style-name="Text_20_body"/>
      <text:h text:style-name="Heading_20_2" text:outline-level="2">Design</text:h>
      <text:p text:style-name="Text_20_body"/>
      <text:p text:style-name="Textkörper_20_Bold">Sources</text:p>
      <text:p text:style-name="Text_20_body"/>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
      <text:p text:style-name="Textkörper_20_Bold">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körper_20_Bold">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körper_20_Bold">Strategic challenge</text:p>
      <text:p text:style-name="Text_20_body">Simultaneously strengthen infrastructure, commercial and military power and negotiate treaties.</text:p>
      <text:p text:style-name="Text_20_body"/>
      <text:p text:style-name="Textkörper_20_Bold">Game Score</text:p>
      <text:p text:style-name="Text_20_body">Is calculated from how many things you have achieved: military strength, workforce, transportation network, merchant marine, diplomatic standing, number of controlled provinces.</text:p>
      <text:p text:style-name="Text_20_body"/>
      <text:p text:style-name="Textkörper_20_Bold">Gaining economical strength</text:p>
      <text:list xml:id="list39734469" text:style-name="L55">
        <text:list-item>
          <text:p text:style-name="P72">Exploit resources (wood, ore, ...)</text:p>
        </text:list-item>
        <text:list-item>
          <text:p text:style-name="P72">Build up industry to turn raw material into things of higher value (iron+coal=steel)</text:p>
        </text:list-item>
        <text:list-item>
          <text:p text:style-name="P72">Trade (often major powers buy raw material from minor powers and sell refined goods back) </text:p>
        </text:list-item>
      </text:list>
      <text:p text:style-name="Text_20_body"/>
      <text:p text:style-name="Textkörper_20_Bold">Economic model</text:p>
      <text:p text:style-name="Text_20_body">Mercantilism, state controls production, engages in trade. Raw materials are either bought on the world market or gained by exploiting resources.</text:p>
      <text:p text:style-name="Text_20_body"/>
      <text:p text:style-name="First_20_line_20_indent"><text:soft-page-break/>Example: Exploit woods to get timber, transform to lumber with a mill, with that expand transport, increase factory output or produce ships or produce furniture. Furniture can be sold on the market or used to recruit new workers. 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körper_20_Bold">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körper_20_Bold">Industrial development</text:p>
      <text:list xml:id="list39717286" text:style-name="L56">
        <text:list-item>
          <text:p text:style-name="P73">Productive capacity of factories can be increased by using steel and wood (except the cannery, central station, warehouse).</text:p>
        </text:list-item>
        <text:list-item>
          <text:p text:style-name="P73">Every production requires 2 units of labor.</text:p>
        </text:list-item>
        <text:list-item>
          <text:p text:style-name="P73">Provinces develop automatically into a more efficient form (what exactly does this mean)?</text:p>
        </text:list-item>
        <text:list-item>
          <text:p text:style-name="P73">2 grains + 1 meat/fish + 1 apple = 1 can in the cannery</text:p>
        </text:list-item>
        <text:list-item>
          <text:p text:style-name="P73">2 wool or 2 cotton = 1 cloth in the spinning factory</text:p>
        </text:list-item>
        <text:list-item>
          <text:p text:style-name="P73">2 wood = 1 timber or 1 paper in the saw mill</text:p>
        </text:list-item>
        <text:list-item>
          <text:p text:style-name="P73">1 iron + 1 coal = 1 steel in the steel mill</text:p>
        </text:list-item>
        <text:list-item>
          <text:p text:style-name="P73">2 oil = 1 fuel in the refinery</text:p>
        </text:list-item>
        <text:list-item>
          <text:p text:style-name="P73">2 clothes = 1 garment in the clothing factory</text:p>
        </text:list-item>
        <text:list-item>
          <text:p text:style-name="P73">2 timber = 1 furniture in the furniture factory</text:p>
        </text:list-item>
        <text:list-item>
          <text:p text:style-name="P73">2 steel = 1 weapon or 1 tool in the steel factory</text:p>
        </text:list-item>
        <text:list-item>
          <text:p text:style-name="P73">1 steel + 1 timber = 1 wagon in the train station</text:p>
        </text:list-item>
        <text:list-item>
          <text:p text:style-name="P73">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39728487" text:style-name="L57">
        <text:list-item>
          <text:p text:style-name="P74">1 can + 1 garment + 1 furniture = 1 unskilled worker (1 unit of labor)</text:p>
        </text:list-item>
        <text:list-item>
          <text:p text:style-name="P74">1 unskilled worker + 1 paper + 100$ = 1 skilled worker (2 units of labor)</text:p>
        </text:list-item>
        <text:list-item>
          <text:p text:style-name="P74"><text:soft-page-break/>1 skilled worker + 2 papers + 1000$ = 1 master worker (4 units of labor)</text:p>
        </text:list-item>
        <text:list-item>
          <text:p text:style-name="P74">1 fuel = 6 units of labor </text:p>
        </text:list-item>
      </text:list>
      <text:p text:style-name="Text_20_body"/>
      <text:p text:style-name="Textkörper_20_Bold">Experts</text:p>
      <text:list xml:id="list39734386" text:style-name="L58">
        <text:list-item>
          <text:p text:style-name="P75">Engineers build railways, ports, warehouses, fortifications</text:p>
        </text:list-item>
        <text:list-item>
          <text:p text:style-name="P75">Explorers look for resources</text:p>
        </text:list-item>
        <text:list-item>
          <text:p text:style-name="P75">Lumber jacks exploit forests</text:p>
        </text:list-item>
        <text:list-item>
          <text:p text:style-name="P75">Miners build mines (coal, iron, gold, precious stones)</text:p>
        </text:list-item>
        <text:list-item>
          <text:p text:style-name="P75">Farmers increase productivity of fertile land and hills</text:p>
        </text:list-item>
        <text:list-item>
          <text:p text:style-name="P75">Investors buy land in minor nations </text:p>
        </text:list-item>
      </text:list>
      <text:p text:style-name="Text_20_body"/>
      <text:p text:style-name="Textkörper_20_Bold">Extending the Empire</text:p>
      <text:p text:style-name="Text_20_body">Either by conquest (military) or by relations (diplomacy). For both a strong economy is essential.</text:p>
      <text:p text:style-name="Text_20_body"/>
      <text:p text:style-name="Textkörper_20_Bold">Diplomacy</text:p>
      <text:p text:style-name="Text_20_body"/>
      <text:p text:style-name="Text_20_body">Possible treaties:</text:p>
      <text:list xml:id="list39728158" text:style-name="L59">
        <text:list-item>
          <text:p text:style-name="P76">Non-aggression pact: Only between major and minor power. If the minor power is attacked it will ask all partners of this pact for help and will join the one who agrees to help.</text:p>
        </text:list-item>
        <text:list-item>
          <text:p text:style-name="P76">Alliance: Only between major powers. When one member starts a war, the other is asked to join in.</text:p>
        </text:list-item>
        <text:list-item>
          <text:p text:style-name="P76">Request to join the empire. Invitation for minor powers who will agree if relations are sufficiently good.</text:p>
        </text:list-item>
        <text:list-item>
          <text:p text:style-name="P76">Peace Treaty</text:p>
        </text:list-item>
        <text:list-item>
          <text:p text:style-name="P76">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körper_20_Bold">Different Screens during one turn</text:p>
      <text:list xml:id="list39732127" text:style-name="L60">
        <text:list-item>
          <text:p text:style-name="P77">Map: Put specialists to work, Command armies</text:p>
        </text:list-item>
        <text:list-item>
          <text:p text:style-name="P77">Transport: Distribute and allocate capacity</text:p>
        </text:list-item>
        <text:list-item>
          <text:p text:style-name="P77">Industry: Assign workers to production</text:p>
        </text:list-item>
        <text:list-item>
          <text:p text:style-name="P77"><text:soft-page-break/>Trade: Offers and Bids for next trade session</text:p>
        </text:list-item>
        <text:list-item>
          <text:p text:style-name="P77">Diplomacy: Make diplomatic decisions </text:p>
        </text:list-item>
      </text:list>
      <text:p text:style-name="Text_20_body"/>
      <text:p text:style-name="Textkörper_20_Bold">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
      <text:p text:style-name="Textkörper_20_Bold">Properties of land units</text:p>
      <text:list xml:id="list39721663" text:style-name="L61">
        <text:list-item>
          <text:p text:style-name="P78">Firing power</text:p>
        </text:list-item>
        <text:list-item>
          <text:p text:style-name="P78">Firing range</text:p>
        </text:list-item>
        <text:list-item>
          <text:p text:style-name="P78">Morale(?)</text:p>
        </text:list-item>
        <text:list-item>
          <text:p text:style-name="P78">Movement range</text:p>
        </text:list-item>
        <text:list-item>
          <text:p text:style-name="P78">Entrenchment </text:p>
        </text:list-item>
      </text:list>
      <text:p text:style-name="Text_20_body"/>
      <text:p text:style-name="Textkörper_20_Bold">Properties of naval units</text:p>
      <text:list xml:id="list39729386" text:style-name="L62">
        <text:list-item>
          <text:p text:style-name="P79">Firing power</text:p>
        </text:list-item>
        <text:list-item>
          <text:p text:style-name="P79">Firing range</text:p>
        </text:list-item>
        <text:list-item>
          <text:p text:style-name="P79">Hull strength</text:p>
        </text:list-item>
        <text:list-item>
          <text:p text:style-name="P79">Speed</text:p>
        </text:list-item>
        <text:list-item>
          <text:p text:style-name="P79">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körper_20_Bold">Turn-End processing order</text:p>
      <text:list xml:id="list39720576" text:style-name="L63">
        <text:list-item>
          <text:p text:style-name="P80">Trade resolution</text:p>
        </text:list-item>
        <text:list-item>
          <text:p text:style-name="P80">Acceptance/Declining of treaties</text:p>
        </text:list-item>
        <text:list-item>
          <text:p text:style-name="P80">Battles either AI/manual </text:p>
        </text:list-item>
      </text:list>
      <text:p text:style-name="Text_20_body"/>
      <text:p text:style-name="Textkörper_20_Bold">Difficulty</text:p>
      <text:p text:style-name="Text_20_body">5 levels of difficulty. Tutorial scenario available.</text:p>
      <text:p text:style-name="Text_20_body"><text:soft-page-break/></text:p>
      <text:p text:style-name="Textkörper_20_Bold">Multiplayer</text:p>
      <text:p text:style-name="Text_20_body">At most 7 players over LAN or internet.</text:p>
      <text:p text:style-name="Text_20_body"/>
      <text:p text:style-name="Textkörper_20_Bold">Technology</text:p>
      <text:p text:style-name="Text_20_body">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körper_20_Bold">Advisers/Ministers</text:p>
      <text:p text:style-name="Text_20_body">There were some of them and you could at least partially let them act on your behalf.</text:p>
      <text:p text:style-name="Text_20_body"/>
      <text:p text:style-name="Textkörper_20_Bold">Music</text:p>
      <text:p text:style-name="Text_20_body">Victor Spiegel music – American baroque</text:p>
      <text:p text:style-name="Text_20_body"/>
      <text:p text:style-name="P12">›•‹</text:p>
      <text:h text:style-name="Heading_20_2" text:outline-level="2">Strengths and Shortfalls</text:h>
      <text:p text:style-name="Text_20_body"/>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39726445" text:style-name="L64">
        <text:list-item>
          <text:p text:style-name="P81">Every turn cycle through all the available screen is boring. Better to set strategies and then program at least makes some reasonable things with it. E.g. not adjusting the transportation every round by hand.</text:p>
        </text:list-item>
        <text:list-item>
          <text:p text:style-name="P81">Diplomacy should not end in total war until all enemies are annihilated, favor limited wars more?</text:p>
        </text:list-item>
        <text:list-item>
          <text:p text:style-name="P81">Tactical battles get boring after the tenth repetition, nothing new about them anymore? (Same kind of forces fighting same kind of forces?)</text:p>
        </text:list-item>
        <text:list-item>
          <text:p text:style-name="P81">Making money in the late game is difficult, because no minor powers are left for trading with. Better to also collect money from your provinces.</text:p>
        </text:list-item>
        <text:list-item>
          <text:p text:style-name="P81">There is this huge difference between colonies and occupied minor nations, which is reasonable but affect trade so immensely.</text:p>
        </text:list-item>
        <text:list-item>
          <text:p text:style-name="P81">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81">Counselors a la Civilization 2 would be nice (just for the fun of it - a cabinet). </text:p>
          <text:p text:style-name="P81"/>
          <text:p text:style-name="P20">›››•‹‹‹</text:p>
        </text:list-item>
      </text:list>
      <text:h text:style-name="P83" text:outline-level="1"><text:bookmark text:name="__RefHeading__1644_2086626998"/>Credits<text:bookmark-end text:name="__RefHeading__1644_2086626998"/></text:h>
      <text:p text:style-name="Text_20_body"/>
      <text:p text:style-name="Text_20_body">Founder: <text:a xlink:type="simple" xlink:href="mailto:trilarion@twelvepm.de?subject=Imperialism%20Remake%20Credits">Trilario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font-style="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ne_20_numbering"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6cm" fo:page-height="29.693cm" style:num-format="1" style:print-orientation="portrait" fo:margin-top="1.27cm" fo:margin-bottom="1.27cm" fo:margin-left="1.27cm" fo:margin-right="1.2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2DT5H44M22S</meta:editing-duration>
    <meta:editing-cycles>48</meta:editing-cycles>
    <meta:generator>LibreOffice/3.4$Win32 LibreOffice_project/340m1$Build-302</meta:generator>
    <dc:title>Manual for JLokalize 1.1</dc:title>
    <meta:initial-creator>Jan Keller</meta:initial-creator>
    <dc:date>2012-04-24T22:58:03.23</dc:date>
    <meta:document-statistic meta:table-count="1" meta:image-count="1" meta:object-count="0" meta:page-count="40" meta:paragraph-count="834" meta:word-count="8556" meta:character-count="50035" meta:non-whitespace-character-count="42716"/>
    <dc:creator>Jan Keller</dc:creator>
    <meta:user-defined meta:name="Info 1"/>
    <meta:user-defined meta:name="Info 2"/>
    <meta:user-defined meta:name="Info 3"/>
    <meta:user-defined meta:name="Info 4"/>
  </office:meta>
</office:document-meta>
</file>